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2.327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387cm"/>
    </style:style>
    <style:style style:name="co7" style:family="table-column">
      <style:table-column-properties fo:break-before="auto" style:column-width="8.154cm"/>
    </style:style>
    <style:style style:name="co8" style:family="table-column">
      <style:table-column-properties fo:break-before="auto" style:column-width="8.5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sults_4_CORES_LAPTOP_BY_RANGE" table:style-name="ta1">
        <table:shapes>
          <draw:frame draw:z-index="0" draw:style-name="gr1" draw:text-style-name="P1" svg:width="26.066cm" svg:height="13.149cm" svg:x="17.574cm" svg:y="0.559cm">
            <draw:object draw:notify-on-update-of-ranges="results_4_CORES_LAPTOP_BY_RANGE.G2:results_4_CORES_LAPTOP_BY_RANGE.G72 results_4_CORES_LAPTOP_BY_RANGE.C1:results_4_CORES_LAPTOP_BY_RANGE.C1 results_4_CORES_LAPTOP_BY_RANGE.C2:results_4_CORES_LAPTOP_BY_RANGE.C72 results_4_CORES_LAPTOP_BY_RANGE.D1:results_4_CORES_LAPTOP_BY_RANGE.D1 results_4_CORES_LAPTOP_BY_RANGE.D2:results_4_CORES_LAPTOP_BY_RANGE.D72 results_4_CORES_LAPTOP_BY_RANGE.E1:results_4_CORES_LAPTOP_BY_RANGE.E1 results_4_CORES_LAPTOP_BY_RANGE.E2:results_4_CORES_LAPTOP_BY_RANGE.E72 results_4_CORES_LAPTOP_BY_RANGE.F1:results_4_CORES_LAPTOP_BY_RANGE.F1 results_4_CORES_LAPTOP_BY_RANGE.F2:results_4_CORES_LAPTOP_BY_RANGE.F72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START VALUE</text:p>
          </table:table-cell>
          <table:table-cell office:value-type="string">
            <text:p><text:s/>END VALUE</text:p>
          </table:table-cell>
          <table:table-cell office:value-type="string">
            <text:p><text:s/>NC/MT ratio</text:p>
          </table:table-cell>
          <table:table-cell office:value-type="string">
            <text:p><text:s/>NC/TP ratio</text:p>
          </table:table-cell>
          <table:table-cell office:value-type="string">
            <text:p><text:s/>NC/SS ratio</text:p>
          </table:table-cell>
          <table:table-cell office:value-type="string">
            <text:p><text:s/>NC/PS ratio</text:p>
          </table:table-cell>
          <table:table-cell office:value-type="string">
            <text:p>RANGE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82241553162931">
            <text:p>1.8224155316</text:p>
          </table:table-cell>
          <table:table-cell office:value-type="float" office:value="0.174783803276192">
            <text:p>0.1747838033</text:p>
          </table:table-cell>
          <table:table-cell office:value-type="float" office:value="0.021748568755773">
            <text:p>0.0217485688</text:p>
          </table:table-cell>
          <table:table-cell office:value-type="float" office:value="0.186085700310748">
            <text:p>0.1860857003</text:p>
          </table:table-cell>
          <table:table-cell table:formula="of:=[results_4_CORES_LAPTOP_BY_RANGE.B2]-[results_4_CORES_LAPTOP_BY_RANGE.A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61616838894586">
            <text:p>0.1616168389</text:p>
          </table:table-cell>
          <table:table-cell office:value-type="float" office:value="0.0242895260767265">
            <text:p>0.0242895261</text:p>
          </table:table-cell>
          <table:table-cell office:value-type="float" office:value="0.253046546286919">
            <text:p>0.2530465463</text:p>
          </table:table-cell>
          <table:table-cell office:value-type="float" office:value="0.119190818363661">
            <text:p>0.1191908184</text:p>
          </table:table-cell>
          <table:table-cell table:formula="of:=[results_4_CORES_LAPTOP_BY_RANGE.B3]-[results_4_CORES_LAPTOP_BY_RANGE.A3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480117909278771">
            <text:p>0.0480117909</text:p>
          </table:table-cell>
          <table:table-cell office:value-type="float" office:value="0.0452404399906512">
            <text:p>0.04524044</text:p>
          </table:table-cell>
          <table:table-cell office:value-type="float" office:value="0.325850436138328">
            <text:p>0.3258504361</text:p>
          </table:table-cell>
          <table:table-cell office:value-type="float" office:value="0.0905952021733058">
            <text:p>0.0905952022</text:p>
          </table:table-cell>
          <table:table-cell table:formula="of:=[results_4_CORES_LAPTOP_BY_RANGE.B4]-[results_4_CORES_LAPTOP_BY_RANGE.A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403661600982838">
            <text:p>0.403661601</text:p>
          </table:table-cell>
          <table:table-cell office:value-type="float" office:value="0.0659359290706229">
            <text:p>0.0659359291</text:p>
          </table:table-cell>
          <table:table-cell office:value-type="float" office:value="0.582434319076025">
            <text:p>0.5824343191</text:p>
          </table:table-cell>
          <table:table-cell office:value-type="float" office:value="0.154057565404805">
            <text:p>0.1540575654</text:p>
          </table:table-cell>
          <table:table-cell table:formula="of:=[results_4_CORES_LAPTOP_BY_RANGE.B5]-[results_4_CORES_LAPTOP_BY_RANGE.A5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84183220697658">
            <text:p>0.2841832207</text:p>
          </table:table-cell>
          <table:table-cell office:value-type="float" office:value="0.0670316399645761">
            <text:p>0.06703164</text:p>
          </table:table-cell>
          <table:table-cell office:value-type="float" office:value="0.552081012550792">
            <text:p>0.5520810126</text:p>
          </table:table-cell>
          <table:table-cell office:value-type="float" office:value="0.159012571274912">
            <text:p>0.1590125713</text:p>
          </table:table-cell>
          <table:table-cell table:formula="of:=[results_4_CORES_LAPTOP_BY_RANGE.B6]-[results_4_CORES_LAPTOP_BY_RANGE.A6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8423308492338">
            <text:p>1.8423308492</text:p>
          </table:table-cell>
          <table:table-cell office:value-type="float" office:value="0.160027262790851">
            <text:p>0.1600272628</text:p>
          </table:table-cell>
          <table:table-cell office:value-type="float" office:value="0.0199749011601578">
            <text:p>0.0199749012</text:p>
          </table:table-cell>
          <table:table-cell office:value-type="float" office:value="0.159624161869118">
            <text:p>0.1596241619</text:p>
          </table:table-cell>
          <table:table-cell table:formula="of:=[results_4_CORES_LAPTOP_BY_RANGE.B7]-[results_4_CORES_LAPTOP_BY_RANGE.A7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77369388851148">
            <text:p>0.1773693889</text:p>
          </table:table-cell>
          <table:table-cell office:value-type="float" office:value="0.0316420135942197">
            <text:p>0.0316420136</text:p>
          </table:table-cell>
          <table:table-cell office:value-type="float" office:value="0.31033034322465">
            <text:p>0.3103303432</text:p>
          </table:table-cell>
          <table:table-cell office:value-type="float" office:value="0.0984132591189992">
            <text:p>0.0984132591</text:p>
          </table:table-cell>
          <table:table-cell table:formula="of:=[results_4_CORES_LAPTOP_BY_RANGE.B8]-[results_4_CORES_LAPTOP_BY_RANGE.A8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123544988947551">
            <text:p>0.0123544989</text:p>
          </table:table-cell>
          <table:table-cell office:value-type="float" office:value="0.0307122996821615">
            <text:p>0.0307122997</text:p>
          </table:table-cell>
          <table:table-cell office:value-type="float" office:value="0.276183797386526">
            <text:p>0.2761837974</text:p>
          </table:table-cell>
          <table:table-cell office:value-type="float" office:value="0.100820142748031">
            <text:p>0.1008201427</text:p>
          </table:table-cell>
          <table:table-cell table:formula="of:=[results_4_CORES_LAPTOP_BY_RANGE.B9]-[results_4_CORES_LAPTOP_BY_RANGE.A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773908544117339">
            <text:p>0.0773908544</text:p>
          </table:table-cell>
          <table:table-cell office:value-type="float" office:value="0.0669947611553939">
            <text:p>0.0669947612</text:p>
          </table:table-cell>
          <table:table-cell office:value-type="float" office:value="0.391656298341371">
            <text:p>0.3916562983</text:p>
          </table:table-cell>
          <table:table-cell office:value-type="float" office:value="0.164510316783163">
            <text:p>0.1645103168</text:p>
          </table:table-cell>
          <table:table-cell table:formula="of:=[results_4_CORES_LAPTOP_BY_RANGE.B10]-[results_4_CORES_LAPTOP_BY_RANGE.A1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03584745120924">
            <text:p>0.2035847451</text:p>
          </table:table-cell>
          <table:table-cell office:value-type="float" office:value="0.0367251195060084">
            <text:p>0.0367251195</text:p>
          </table:table-cell>
          <table:table-cell office:value-type="float" office:value="0.495857949644386">
            <text:p>0.4958579496</text:p>
          </table:table-cell>
          <table:table-cell office:value-type="float" office:value="0.142568799611918">
            <text:p>0.1425687996</text:p>
          </table:table-cell>
          <table:table-cell table:formula="of:=[results_4_CORES_LAPTOP_BY_RANGE.B11]-[results_4_CORES_LAPTOP_BY_RANGE.A1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23492812761304">
            <text:p>0.2349281276</text:p>
          </table:table-cell>
          <table:table-cell office:value-type="float" office:value="0.100118397742316">
            <text:p>0.1001183977</text:p>
          </table:table-cell>
          <table:table-cell office:value-type="float" office:value="0.729529159046707">
            <text:p>0.729529159</text:p>
          </table:table-cell>
          <table:table-cell office:value-type="float" office:value="0.448235393786981">
            <text:p>0.4482353938</text:p>
          </table:table-cell>
          <table:table-cell table:formula="of:=[results_4_CORES_LAPTOP_BY_RANGE.B12]-[results_4_CORES_LAPTOP_BY_RANGE.A12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570385742419451">
            <text:p>0.5703857424</text:p>
          </table:table-cell>
          <table:table-cell office:value-type="float" office:value="0.151337512201449">
            <text:p>0.1513375122</text:p>
          </table:table-cell>
          <table:table-cell office:value-type="float" office:value="0.98466994505098">
            <text:p>0.9846699451</text:p>
          </table:table-cell>
          <table:table-cell office:value-type="float" office:value="0.634057303009025">
            <text:p>0.634057303</text:p>
          </table:table-cell>
          <table:table-cell table:formula="of:=[results_4_CORES_LAPTOP_BY_RANGE.B13]-[results_4_CORES_LAPTOP_BY_RANGE.A13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319487331629187">
            <text:p>0.3194873316</text:p>
          </table:table-cell>
          <table:table-cell office:value-type="float" office:value="0.245908220435345">
            <text:p>0.2459082204</text:p>
          </table:table-cell>
          <table:table-cell office:value-type="float" office:value="0.625115128049217">
            <text:p>0.625115128</text:p>
          </table:table-cell>
          <table:table-cell office:value-type="float" office:value="0.471049947400294">
            <text:p>0.4710499474</text:p>
          </table:table-cell>
          <table:table-cell table:formula="of:=[results_4_CORES_LAPTOP_BY_RANGE.B14]-[results_4_CORES_LAPTOP_BY_RANGE.A14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3768837339978">
            <text:p>1.1376883734</text:p>
          </table:table-cell>
          <table:table-cell office:value-type="float" office:value="0.189088367782126">
            <text:p>0.1890883678</text:p>
          </table:table-cell>
          <table:table-cell office:value-type="float" office:value="0.807839339529805">
            <text:p>0.8078393395</text:p>
          </table:table-cell>
          <table:table-cell office:value-type="float" office:value="0.746968622067119">
            <text:p>0.7469686221</text:p>
          </table:table-cell>
          <table:table-cell table:formula="of:=[results_4_CORES_LAPTOP_BY_RANGE.B15]-[results_4_CORES_LAPTOP_BY_RANGE.A15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50581139222543">
            <text:p>0.9505811392</text:p>
          </table:table-cell>
          <table:table-cell office:value-type="float" office:value="0.177498381804678">
            <text:p>0.1774983818</text:p>
          </table:table-cell>
          <table:table-cell office:value-type="float" office:value="0.822928317855993">
            <text:p>0.8229283179</text:p>
          </table:table-cell>
          <table:table-cell office:value-type="float" office:value="0.843591044473227">
            <text:p>0.8435910445</text:p>
          </table:table-cell>
          <table:table-cell table:formula="of:=[results_4_CORES_LAPTOP_BY_RANGE.B16]-[results_4_CORES_LAPTOP_BY_RANGE.A16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509015271367447">
            <text:p>0.5090152714</text:p>
          </table:table-cell>
          <table:table-cell office:value-type="float" office:value="0.098484671989334">
            <text:p>0.098484672</text:p>
          </table:table-cell>
          <table:table-cell office:value-type="float" office:value="0.45066400742926">
            <text:p>0.4506640074</text:p>
          </table:table-cell>
          <table:table-cell office:value-type="float" office:value="0.313595907677656">
            <text:p>0.3135959077</text:p>
          </table:table-cell>
          <table:table-cell table:formula="of:=[results_4_CORES_LAPTOP_BY_RANGE.B17]-[results_4_CORES_LAPTOP_BY_RANGE.A17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78315000652151">
            <text:p>0.9783150007</text:p>
          </table:table-cell>
          <table:table-cell office:value-type="float" office:value="0.185763271297793">
            <text:p>0.1857632713</text:p>
          </table:table-cell>
          <table:table-cell office:value-type="float" office:value="0.553286727355027">
            <text:p>0.5532867274</text:p>
          </table:table-cell>
          <table:table-cell office:value-type="float" office:value="0.381318430487091">
            <text:p>0.3813184305</text:p>
          </table:table-cell>
          <table:table-cell table:formula="of:=[results_4_CORES_LAPTOP_BY_RANGE.B18]-[results_4_CORES_LAPTOP_BY_RANGE.A18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278352671051731">
            <text:p>0.2783526711</text:p>
          </table:table-cell>
          <table:table-cell office:value-type="float" office:value="0.259175352292182">
            <text:p>0.2591753523</text:p>
          </table:table-cell>
          <table:table-cell office:value-type="float" office:value="0.579025524191876">
            <text:p>0.5790255242</text:p>
          </table:table-cell>
          <table:table-cell office:value-type="float" office:value="0.387977222657462">
            <text:p>0.3879772227</text:p>
          </table:table-cell>
          <table:table-cell table:formula="of:=[results_4_CORES_LAPTOP_BY_RANGE.B19]-[results_4_CORES_LAPTOP_BY_RANGE.A19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5837293898797">
            <text:p>1.158372939</text:p>
          </table:table-cell>
          <table:table-cell office:value-type="float" office:value="0.159446670674097">
            <text:p>0.1594466707</text:p>
          </table:table-cell>
          <table:table-cell office:value-type="float" office:value="0.830768952345835">
            <text:p>0.8307689523</text:p>
          </table:table-cell>
          <table:table-cell office:value-type="float" office:value="0.881910015357257">
            <text:p>0.8819100154</text:p>
          </table:table-cell>
          <table:table-cell table:formula="of:=[results_4_CORES_LAPTOP_BY_RANGE.B20]-[results_4_CORES_LAPTOP_BY_RANGE.A20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43911500354134">
            <text:p>0.9439115004</text:p>
          </table:table-cell>
          <table:table-cell office:value-type="float" office:value="0.143231888289659">
            <text:p>0.1432318883</text:p>
          </table:table-cell>
          <table:table-cell office:value-type="float" office:value="0.855080441482602">
            <text:p>0.8550804415</text:p>
          </table:table-cell>
          <table:table-cell office:value-type="float" office:value="0.874236672518516">
            <text:p>0.8742366725</text:p>
          </table:table-cell>
          <table:table-cell table:formula="of:=[results_4_CORES_LAPTOP_BY_RANGE.B21]-[results_4_CORES_LAPTOP_BY_RANGE.A21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77116060416142">
            <text:p>1.7711606042</text:p>
          </table:table-cell>
          <table:table-cell office:value-type="float" office:value="0.385661467894737">
            <text:p>0.3856614679</text:p>
          </table:table-cell>
          <table:table-cell office:value-type="float" office:value="0.946951505230862">
            <text:p>0.9469515052</text:p>
          </table:table-cell>
          <table:table-cell office:value-type="float" office:value="1.00194754669406">
            <text:p>1.0019475467</text:p>
          </table:table-cell>
          <table:table-cell table:formula="of:=[results_4_CORES_LAPTOP_BY_RANGE.B22]-[results_4_CORES_LAPTOP_BY_RANGE.A22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47975005144777">
            <text:p>1.4797500514</text:p>
          </table:table-cell>
          <table:table-cell office:value-type="float" office:value="0.428212202532446">
            <text:p>0.4282122025</text:p>
          </table:table-cell>
          <table:table-cell office:value-type="float" office:value="0.909442749521406">
            <text:p>0.9094427495</text:p>
          </table:table-cell>
          <table:table-cell office:value-type="float" office:value="0.89846191213089">
            <text:p>0.8984619121</text:p>
          </table:table-cell>
          <table:table-cell table:formula="of:=[results_4_CORES_LAPTOP_BY_RANGE.B23]-[results_4_CORES_LAPTOP_BY_RANGE.A23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28356386865691">
            <text:p>1.2835638687</text:p>
          </table:table-cell>
          <table:table-cell office:value-type="float" office:value="0.404342674996958">
            <text:p>0.404342675</text:p>
          </table:table-cell>
          <table:table-cell office:value-type="float" office:value="0.975244854315305">
            <text:p>0.9752448543</text:p>
          </table:table-cell>
          <table:table-cell office:value-type="float" office:value="1.58072377120093">
            <text:p>1.5807237712</text:p>
          </table:table-cell>
          <table:table-cell table:formula="of:=[results_4_CORES_LAPTOP_BY_RANGE.B24]-[results_4_CORES_LAPTOP_BY_RANGE.A24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70518994130578">
            <text:p>1.7051899413</text:p>
          </table:table-cell>
          <table:table-cell office:value-type="float" office:value="0.389480978849644">
            <text:p>0.3894809788</text:p>
          </table:table-cell>
          <table:table-cell office:value-type="float" office:value="0.972299909174482">
            <text:p>0.9722999092</text:p>
          </table:table-cell>
          <table:table-cell office:value-type="float" office:value="1.64552861029694">
            <text:p>1.6455286103</text:p>
          </table:table-cell>
          <table:table-cell table:formula="of:=[results_4_CORES_LAPTOP_BY_RANGE.B25]-[results_4_CORES_LAPTOP_BY_RANGE.A25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97632310619843">
            <text:p>1.9763231062</text:p>
          </table:table-cell>
          <table:table-cell office:value-type="float" office:value="0.459602292905399">
            <text:p>0.4596022929</text:p>
          </table:table-cell>
          <table:table-cell office:value-type="float" office:value="0.95933216732511">
            <text:p>0.9593321673</text:p>
          </table:table-cell>
          <table:table-cell office:value-type="float" office:value="1.62001751633647">
            <text:p>1.6200175163</text:p>
          </table:table-cell>
          <table:table-cell table:formula="of:=[results_4_CORES_LAPTOP_BY_RANGE.B26]-[results_4_CORES_LAPTOP_BY_RANGE.A26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59539378358555">
            <text:p>1.5953937836</text:p>
          </table:table-cell>
          <table:table-cell office:value-type="float" office:value="0.513201657003972">
            <text:p>0.513201657</text:p>
          </table:table-cell>
          <table:table-cell office:value-type="float" office:value="0.873398781673271">
            <text:p>0.8733987817</text:p>
          </table:table-cell>
          <table:table-cell office:value-type="float" office:value="1.06975607650379">
            <text:p>1.0697560765</text:p>
          </table:table-cell>
          <table:table-cell table:formula="of:=[results_4_CORES_LAPTOP_BY_RANGE.B27]-[results_4_CORES_LAPTOP_BY_RANGE.A27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66498635615784">
            <text:p>1.6649863562</text:p>
          </table:table-cell>
          <table:table-cell office:value-type="float" office:value="0.345129971237231">
            <text:p>0.3451299712</text:p>
          </table:table-cell>
          <table:table-cell office:value-type="float" office:value="0.877392169712219">
            <text:p>0.8773921697</text:p>
          </table:table-cell>
          <table:table-cell office:value-type="float" office:value="0.928963123857716">
            <text:p>0.9289631239</text:p>
          </table:table-cell>
          <table:table-cell table:formula="of:=[results_4_CORES_LAPTOP_BY_RANGE.B28]-[results_4_CORES_LAPTOP_BY_RANGE.A28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46721753903801">
            <text:p>1.467217539</text:p>
          </table:table-cell>
          <table:table-cell office:value-type="float" office:value="0.503762510024661">
            <text:p>0.50376251</text:p>
          </table:table-cell>
          <table:table-cell office:value-type="float" office:value="1.0033078285656">
            <text:p>1.0033078286</text:p>
          </table:table-cell>
          <table:table-cell office:value-type="float" office:value="1.64624986819924">
            <text:p>1.6462498682</text:p>
          </table:table-cell>
          <table:table-cell table:formula="of:=[results_4_CORES_LAPTOP_BY_RANGE.B29]-[results_4_CORES_LAPTOP_BY_RANGE.A29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88049799573567">
            <text:p>1.8804979957</text:p>
          </table:table-cell>
          <table:table-cell office:value-type="float" office:value="0.388335239690326">
            <text:p>0.3883352397</text:p>
          </table:table-cell>
          <table:table-cell office:value-type="float" office:value="0.964506041519978">
            <text:p>0.9645060415</text:p>
          </table:table-cell>
          <table:table-cell office:value-type="float" office:value="1.56557895248748">
            <text:p>1.5655789525</text:p>
          </table:table-cell>
          <table:table-cell table:formula="of:=[results_4_CORES_LAPTOP_BY_RANGE.B30]-[results_4_CORES_LAPTOP_BY_RANGE.A30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99517191540761">
            <text:p>1.9951719154</text:p>
          </table:table-cell>
          <table:table-cell office:value-type="float" office:value="0.455272180026769">
            <text:p>0.45527218</text:p>
          </table:table-cell>
          <table:table-cell office:value-type="float" office:value="0.975070726592183">
            <text:p>0.9750707266</text:p>
          </table:table-cell>
          <table:table-cell office:value-type="float" office:value="1.52978678833236">
            <text:p>1.5297867883</text:p>
          </table:table-cell>
          <table:table-cell table:formula="of:=[results_4_CORES_LAPTOP_BY_RANGE.B31]-[results_4_CORES_LAPTOP_BY_RANGE.A31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8935762204202">
            <text:p>2.089357622</text:p>
          </table:table-cell>
          <table:table-cell office:value-type="float" office:value="0.791744078562761">
            <text:p>0.7917440786</text:p>
          </table:table-cell>
          <table:table-cell office:value-type="float" office:value="0.963785758218431">
            <text:p>0.9637857582</text:p>
          </table:table-cell>
          <table:table-cell office:value-type="float" office:value="1.79610160133083">
            <text:p>1.7961016013</text:p>
          </table:table-cell>
          <table:table-cell table:formula="of:=[results_4_CORES_LAPTOP_BY_RANGE.B32]-[results_4_CORES_LAPTOP_BY_RANGE.A3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1.98880674356452">
            <text:p>1.9888067436</text:p>
          </table:table-cell>
          <table:table-cell office:value-type="float" office:value="0.482402105726846">
            <text:p>0.4824021057</text:p>
          </table:table-cell>
          <table:table-cell office:value-type="float" office:value="0.883167699041387">
            <text:p>0.883167699</text:p>
          </table:table-cell>
          <table:table-cell office:value-type="float" office:value="1.75536202897827">
            <text:p>1.755362029</text:p>
          </table:table-cell>
          <table:table-cell table:formula="of:=[results_4_CORES_LAPTOP_BY_RANGE.B33]-[results_4_CORES_LAPTOP_BY_RANGE.A3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5081610510925">
            <text:p>2.0508161051</text:p>
          </table:table-cell>
          <table:table-cell office:value-type="float" office:value="0.741354331631885">
            <text:p>0.7413543316</text:p>
          </table:table-cell>
          <table:table-cell office:value-type="float" office:value="0.981150037868325">
            <text:p>0.9811500379</text:p>
          </table:table-cell>
          <table:table-cell office:value-type="float" office:value="1.78510564171677">
            <text:p>1.7851056417</text:p>
          </table:table-cell>
          <table:table-cell table:formula="of:=[results_4_CORES_LAPTOP_BY_RANGE.B34]-[results_4_CORES_LAPTOP_BY_RANGE.A3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8166136268715">
            <text:p>2.0816613627</text:p>
          </table:table-cell>
          <table:table-cell office:value-type="float" office:value="0.960609992700547">
            <text:p>0.9606099927</text:p>
          </table:table-cell>
          <table:table-cell office:value-type="float" office:value="0.959895347111384">
            <text:p>0.9598953471</text:p>
          </table:table-cell>
          <table:table-cell office:value-type="float" office:value="1.79561673573149">
            <text:p>1.7956167357</text:p>
          </table:table-cell>
          <table:table-cell table:formula="of:=[results_4_CORES_LAPTOP_BY_RANGE.B35]-[results_4_CORES_LAPTOP_BY_RANGE.A3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1.89839708661861">
            <text:p>1.8983970866</text:p>
          </table:table-cell>
          <table:table-cell office:value-type="float" office:value="0.901628952118823">
            <text:p>0.9016289521</text:p>
          </table:table-cell>
          <table:table-cell office:value-type="float" office:value="0.969452616220958">
            <text:p>0.9694526162</text:p>
          </table:table-cell>
          <table:table-cell office:value-type="float" office:value="1.72740100458955">
            <text:p>1.7274010046</text:p>
          </table:table-cell>
          <table:table-cell table:formula="of:=[results_4_CORES_LAPTOP_BY_RANGE.B36]-[results_4_CORES_LAPTOP_BY_RANGE.A3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9032314038724">
            <text:p>2.0903231404</text:p>
          </table:table-cell>
          <table:table-cell office:value-type="float" office:value="0.85177659521601">
            <text:p>0.8517765952</text:p>
          </table:table-cell>
          <table:table-cell office:value-type="float" office:value="0.971019988025027">
            <text:p>0.971019988</text:p>
          </table:table-cell>
          <table:table-cell office:value-type="float" office:value="1.86514978282731">
            <text:p>1.8651497828</text:p>
          </table:table-cell>
          <table:table-cell table:formula="of:=[results_4_CORES_LAPTOP_BY_RANGE.B37]-[results_4_CORES_LAPTOP_BY_RANGE.A3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4691069103019">
            <text:p>2.046910691</text:p>
          </table:table-cell>
          <table:table-cell office:value-type="float" office:value="0.463840127753063">
            <text:p>0.4638401278</text:p>
          </table:table-cell>
          <table:table-cell office:value-type="float" office:value="0.95644356093695">
            <text:p>0.9564435609</text:p>
          </table:table-cell>
          <table:table-cell office:value-type="float" office:value="1.86819681626523">
            <text:p>1.8681968163</text:p>
          </table:table-cell>
          <table:table-cell table:formula="of:=[results_4_CORES_LAPTOP_BY_RANGE.B38]-[results_4_CORES_LAPTOP_BY_RANGE.A38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7705598723334">
            <text:p>2.0770559872</text:p>
          </table:table-cell>
          <table:table-cell office:value-type="float" office:value="0.720316126576883">
            <text:p>0.7203161266</text:p>
          </table:table-cell>
          <table:table-cell office:value-type="float" office:value="0.967484724810867">
            <text:p>0.9674847248</text:p>
          </table:table-cell>
          <table:table-cell office:value-type="float" office:value="1.69693436165497">
            <text:p>1.6969343617</text:p>
          </table:table-cell>
          <table:table-cell table:formula="of:=[results_4_CORES_LAPTOP_BY_RANGE.B39]-[results_4_CORES_LAPTOP_BY_RANGE.A39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4010879402963">
            <text:p>2.040108794</text:p>
          </table:table-cell>
          <table:table-cell office:value-type="float" office:value="0.841348666618071">
            <text:p>0.8413486666</text:p>
          </table:table-cell>
          <table:table-cell office:value-type="float" office:value="0.968571072600488">
            <text:p>0.9685710726</text:p>
          </table:table-cell>
          <table:table-cell office:value-type="float" office:value="1.90489691145688">
            <text:p>1.9048969115</text:p>
          </table:table-cell>
          <table:table-cell table:formula="of:=[results_4_CORES_LAPTOP_BY_RANGE.B40]-[results_4_CORES_LAPTOP_BY_RANGE.A40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7464499902834">
            <text:p>2.074644999</text:p>
          </table:table-cell>
          <table:table-cell office:value-type="float" office:value="0.78870246765913">
            <text:p>0.7887024677</text:p>
          </table:table-cell>
          <table:table-cell office:value-type="float" office:value="0.947120161446949">
            <text:p>0.9471201614</text:p>
          </table:table-cell>
          <table:table-cell office:value-type="float" office:value="1.73248657820202">
            <text:p>1.7324865782</text:p>
          </table:table-cell>
          <table:table-cell table:formula="of:=[results_4_CORES_LAPTOP_BY_RANGE.B41]-[results_4_CORES_LAPTOP_BY_RANGE.A41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5858699544168">
            <text:p>2.1585869954</text:p>
          </table:table-cell>
          <table:table-cell office:value-type="float" office:value="1.9007912886788">
            <text:p>1.9007912887</text:p>
          </table:table-cell>
          <table:table-cell office:value-type="float" office:value="1.01062829612136">
            <text:p>1.0106282961</text:p>
          </table:table-cell>
          <table:table-cell office:value-type="float" office:value="1.9869668652532">
            <text:p>1.9869668653</text:p>
          </table:table-cell>
          <table:table-cell table:formula="of:=[results_4_CORES_LAPTOP_BY_RANGE.B62]-[results_4_CORES_LAPTOP_BY_RANGE.A62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02631565379918">
            <text:p>2.0263156538</text:p>
          </table:table-cell>
          <table:table-cell office:value-type="float" office:value="1.93572961494159">
            <text:p>1.9357296149</text:p>
          </table:table-cell>
          <table:table-cell office:value-type="float" office:value="0.933755045619006">
            <text:p>0.9337550456</text:p>
          </table:table-cell>
          <table:table-cell office:value-type="float" office:value="1.83362353523969">
            <text:p>1.8336235352</text:p>
          </table:table-cell>
          <table:table-cell table:formula="of:=[results_4_CORES_LAPTOP_BY_RANGE.B63]-[results_4_CORES_LAPTOP_BY_RANGE.A63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008288065638">
            <text:p>2.1008288066</text:p>
          </table:table-cell>
          <table:table-cell office:value-type="float" office:value="2.00752416363201">
            <text:p>2.0075241636</text:p>
          </table:table-cell>
          <table:table-cell office:value-type="float" office:value="0.985084759195914">
            <text:p>0.9850847592</text:p>
          </table:table-cell>
          <table:table-cell office:value-type="float" office:value="1.96767422333977">
            <text:p>1.9676742233</text:p>
          </table:table-cell>
          <table:table-cell table:formula="of:=[results_4_CORES_LAPTOP_BY_RANGE.B64]-[results_4_CORES_LAPTOP_BY_RANGE.A64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1078881468647">
            <text:p>2.1107888147</text:p>
          </table:table-cell>
          <table:table-cell office:value-type="float" office:value="2.04581805691422">
            <text:p>2.0458180569</text:p>
          </table:table-cell>
          <table:table-cell office:value-type="float" office:value="0.989801463800187">
            <text:p>0.9898014638</text:p>
          </table:table-cell>
          <table:table-cell office:value-type="float" office:value="1.94210647285076">
            <text:p>1.9421064729</text:p>
          </table:table-cell>
          <table:table-cell table:formula="of:=[results_4_CORES_LAPTOP_BY_RANGE.B65]-[results_4_CORES_LAPTOP_BY_RANGE.A65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0733759711071">
            <text:p>2.1073375971</text:p>
          </table:table-cell>
          <table:table-cell office:value-type="float" office:value="1.99399726867856">
            <text:p>1.9939972687</text:p>
          </table:table-cell>
          <table:table-cell office:value-type="float" office:value="0.984795236159849">
            <text:p>0.9847952362</text:p>
          </table:table-cell>
          <table:table-cell office:value-type="float" office:value="1.94179433129565">
            <text:p>1.9417943313</text:p>
          </table:table-cell>
          <table:table-cell table:formula="of:=[results_4_CORES_LAPTOP_BY_RANGE.B66]-[results_4_CORES_LAPTOP_BY_RANGE.A66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12650674470766">
            <text:p>2.1265067447</text:p>
          </table:table-cell>
          <table:table-cell office:value-type="float" office:value="0.952776447464729">
            <text:p>0.9527764475</text:p>
          </table:table-cell>
          <table:table-cell office:value-type="float" office:value="0.981561749847973">
            <text:p>0.9815617498</text:p>
          </table:table-cell>
          <table:table-cell office:value-type="float" office:value="1.29564038061333">
            <text:p>1.2956403806</text:p>
          </table:table-cell>
          <table:table-cell table:formula="of:=[results_4_CORES_LAPTOP_BY_RANGE.B42]-[results_4_CORES_LAPTOP_BY_RANGE.A4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1.98372757425894">
            <text:p>1.9837275743</text:p>
          </table:table-cell>
          <table:table-cell office:value-type="float" office:value="0.936264658393193">
            <text:p>0.9362646584</text:p>
          </table:table-cell>
          <table:table-cell office:value-type="float" office:value="0.951409062189206">
            <text:p>0.9514090622</text:p>
          </table:table-cell>
          <table:table-cell office:value-type="float" office:value="1.87847258691709">
            <text:p>1.8784725869</text:p>
          </table:table-cell>
          <table:table-cell table:formula="of:=[results_4_CORES_LAPTOP_BY_RANGE.B43]-[results_4_CORES_LAPTOP_BY_RANGE.A4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06076169760059">
            <text:p>2.0607616976</text:p>
          </table:table-cell>
          <table:table-cell office:value-type="float" office:value="1.3847110708781">
            <text:p>1.3847110709</text:p>
          </table:table-cell>
          <table:table-cell office:value-type="float" office:value="0.979501646928732">
            <text:p>0.9795016469</text:p>
          </table:table-cell>
          <table:table-cell office:value-type="float" office:value="1.83399461840269">
            <text:p>1.8339946184</text:p>
          </table:table-cell>
          <table:table-cell table:formula="of:=[results_4_CORES_LAPTOP_BY_RANGE.B44]-[results_4_CORES_LAPTOP_BY_RANGE.A4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1.97115436499568">
            <text:p>1.971154365</text:p>
          </table:table-cell>
          <table:table-cell office:value-type="float" office:value="1.37110004018091">
            <text:p>1.3711000402</text:p>
          </table:table-cell>
          <table:table-cell office:value-type="float" office:value="0.954518666942894">
            <text:p>0.9545186669</text:p>
          </table:table-cell>
          <table:table-cell office:value-type="float" office:value="1.83605654712036">
            <text:p>1.8360565471</text:p>
          </table:table-cell>
          <table:table-cell table:formula="of:=[results_4_CORES_LAPTOP_BY_RANGE.B45]-[results_4_CORES_LAPTOP_BY_RANGE.A4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12005475887599">
            <text:p>2.1200547589</text:p>
          </table:table-cell>
          <table:table-cell office:value-type="float" office:value="1.32048034286593">
            <text:p>1.3204803429</text:p>
          </table:table-cell>
          <table:table-cell office:value-type="float" office:value="0.984174718944596">
            <text:p>0.9841747189</text:p>
          </table:table-cell>
          <table:table-cell office:value-type="float" office:value="1.85759464720515">
            <text:p>1.8575946472</text:p>
          </table:table-cell>
          <table:table-cell table:formula="of:=[results_4_CORES_LAPTOP_BY_RANGE.B46]-[results_4_CORES_LAPTOP_BY_RANGE.A4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8464558167521">
            <text:p>1.9846455817</text:p>
          </table:table-cell>
          <table:table-cell office:value-type="float" office:value="0.896206525862446">
            <text:p>0.8962065259</text:p>
          </table:table-cell>
          <table:table-cell office:value-type="float" office:value="0.977812770937341">
            <text:p>0.9778127709</text:p>
          </table:table-cell>
          <table:table-cell office:value-type="float" office:value="1.64546336223401">
            <text:p>1.6454633622</text:p>
          </table:table-cell>
          <table:table-cell table:formula="of:=[results_4_CORES_LAPTOP_BY_RANGE.B52]-[results_4_CORES_LAPTOP_BY_RANGE.A52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0450351780901">
            <text:p>1.9045035178</text:p>
          </table:table-cell>
          <table:table-cell office:value-type="float" office:value="0.886975957982923">
            <text:p>0.886975958</text:p>
          </table:table-cell>
          <table:table-cell office:value-type="float" office:value="0.959679234132094">
            <text:p>0.9596792341</text:p>
          </table:table-cell>
          <table:table-cell office:value-type="float" office:value="1.84444990458318">
            <text:p>1.8444499046</text:p>
          </table:table-cell>
          <table:table-cell table:formula="of:=[results_4_CORES_LAPTOP_BY_RANGE.B53]-[results_4_CORES_LAPTOP_BY_RANGE.A53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3264056156139">
            <text:p>2.0326405616</text:p>
          </table:table-cell>
          <table:table-cell office:value-type="float" office:value="1.05033448013085">
            <text:p>1.0503344801</text:p>
          </table:table-cell>
          <table:table-cell office:value-type="float" office:value="0.975789427188044">
            <text:p>0.9757894272</text:p>
          </table:table-cell>
          <table:table-cell office:value-type="float" office:value="1.87880454437852">
            <text:p>1.8788045444</text:p>
          </table:table-cell>
          <table:table-cell table:formula="of:=[results_4_CORES_LAPTOP_BY_RANGE.B54]-[results_4_CORES_LAPTOP_BY_RANGE.A54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7799064124889">
            <text:p>1.9779906412</text:p>
          </table:table-cell>
          <table:table-cell office:value-type="float" office:value="0.946475655244446">
            <text:p>0.9464756552</text:p>
          </table:table-cell>
          <table:table-cell office:value-type="float" office:value="0.975593993424493">
            <text:p>0.9755939934</text:p>
          </table:table-cell>
          <table:table-cell office:value-type="float" office:value="1.78780984497702">
            <text:p>1.787809845</text:p>
          </table:table-cell>
          <table:table-cell table:formula="of:=[results_4_CORES_LAPTOP_BY_RANGE.B55]-[results_4_CORES_LAPTOP_BY_RANGE.A55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10613058569201">
            <text:p>2.1061305857</text:p>
          </table:table-cell>
          <table:table-cell office:value-type="float" office:value="1.12756733709031">
            <text:p>1.1275673371</text:p>
          </table:table-cell>
          <table:table-cell office:value-type="float" office:value="0.970219036765459">
            <text:p>0.9702190368</text:p>
          </table:table-cell>
          <table:table-cell office:value-type="float" office:value="1.86174071595396">
            <text:p>1.861740716</text:p>
          </table:table-cell>
          <table:table-cell table:formula="of:=[results_4_CORES_LAPTOP_BY_RANGE.B56]-[results_4_CORES_LAPTOP_BY_RANGE.A56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4718235721771">
            <text:p>2.0471823572</text:p>
          </table:table-cell>
          <table:table-cell office:value-type="float" office:value="0.8939388681592">
            <text:p>0.8939388682</text:p>
          </table:table-cell>
          <table:table-cell office:value-type="float" office:value="0.983768078039519">
            <text:p>0.983768078</text:p>
          </table:table-cell>
          <table:table-cell office:value-type="float" office:value="1.58745114426325">
            <text:p>1.5874511443</text:p>
          </table:table-cell>
          <table:table-cell table:formula="of:=[results_4_CORES_LAPTOP_BY_RANGE.B57]-[results_4_CORES_LAPTOP_BY_RANGE.A57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9646111517483">
            <text:p>1.9964611152</text:p>
          </table:table-cell>
          <table:table-cell office:value-type="float" office:value="0.981548644751493">
            <text:p>0.9815486448</text:p>
          </table:table-cell>
          <table:table-cell office:value-type="float" office:value="0.966075404718938">
            <text:p>0.9660754047</text:p>
          </table:table-cell>
          <table:table-cell office:value-type="float" office:value="1.82867312185585">
            <text:p>1.8286731219</text:p>
          </table:table-cell>
          <table:table-cell table:formula="of:=[results_4_CORES_LAPTOP_BY_RANGE.B58]-[results_4_CORES_LAPTOP_BY_RANGE.A58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9401713593934">
            <text:p>2.0940171359</text:p>
          </table:table-cell>
          <table:table-cell office:value-type="float" office:value="1.13119709702933">
            <text:p>1.131197097</text:p>
          </table:table-cell>
          <table:table-cell office:value-type="float" office:value="0.968992706320086">
            <text:p>0.9689927063</text:p>
          </table:table-cell>
          <table:table-cell office:value-type="float" office:value="1.85393480492365">
            <text:p>1.8539348049</text:p>
          </table:table-cell>
          <table:table-cell table:formula="of:=[results_4_CORES_LAPTOP_BY_RANGE.B59]-[results_4_CORES_LAPTOP_BY_RANGE.A59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3031918253232">
            <text:p>2.0303191825</text:p>
          </table:table-cell>
          <table:table-cell office:value-type="float" office:value="1.14598695329129">
            <text:p>1.1459869533</text:p>
          </table:table-cell>
          <table:table-cell office:value-type="float" office:value="0.978175409163483">
            <text:p>0.9781754092</text:p>
          </table:table-cell>
          <table:table-cell office:value-type="float" office:value="1.80051051115555">
            <text:p>1.8005105112</text:p>
          </table:table-cell>
          <table:table-cell table:formula="of:=[results_4_CORES_LAPTOP_BY_RANGE.B60]-[results_4_CORES_LAPTOP_BY_RANGE.A60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9142647298569">
            <text:p>2.091426473</text:p>
          </table:table-cell>
          <table:table-cell office:value-type="float" office:value="1.08684394057501">
            <text:p>1.0868439406</text:p>
          </table:table-cell>
          <table:table-cell office:value-type="float" office:value="0.97335340975868">
            <text:p>0.9733534098</text:p>
          </table:table-cell>
          <table:table-cell office:value-type="float" office:value="1.56763695230977">
            <text:p>1.5676369523</text:p>
          </table:table-cell>
          <table:table-cell table:formula="of:=[results_4_CORES_LAPTOP_BY_RANGE.B61]-[results_4_CORES_LAPTOP_BY_RANGE.A61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2.06967022663949">
            <text:p>2.0696702266</text:p>
          </table:table-cell>
          <table:table-cell office:value-type="float" office:value="0.736040105957367">
            <text:p>0.736040106</text:p>
          </table:table-cell>
          <table:table-cell office:value-type="float" office:value="0.970988021947608">
            <text:p>0.9709880219</text:p>
          </table:table-cell>
          <table:table-cell office:value-type="float" office:value="1.22231773041796">
            <text:p>1.2223177304</text:p>
          </table:table-cell>
          <table:table-cell table:formula="of:=[results_4_CORES_LAPTOP_BY_RANGE.B47]-[results_4_CORES_LAPTOP_BY_RANGE.A47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86670210175574">
            <text:p>1.8667021018</text:p>
          </table:table-cell>
          <table:table-cell office:value-type="float" office:value="0.782743562787686">
            <text:p>0.7827435628</text:p>
          </table:table-cell>
          <table:table-cell office:value-type="float" office:value="0.932494559603574">
            <text:p>0.9324945596</text:p>
          </table:table-cell>
          <table:table-cell office:value-type="float" office:value="1.72841853424664">
            <text:p>1.7284185342</text:p>
          </table:table-cell>
          <table:table-cell table:formula="of:=[results_4_CORES_LAPTOP_BY_RANGE.B48]-[results_4_CORES_LAPTOP_BY_RANGE.A48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91468084750181">
            <text:p>1.9146808475</text:p>
          </table:table-cell>
          <table:table-cell office:value-type="float" office:value="0.755840154212">
            <text:p>0.7558401542</text:p>
          </table:table-cell>
          <table:table-cell office:value-type="float" office:value="0.96023251108982">
            <text:p>0.9602325111</text:p>
          </table:table-cell>
          <table:table-cell office:value-type="float" office:value="1.5151194661461">
            <text:p>1.5151194661</text:p>
          </table:table-cell>
          <table:table-cell table:formula="of:=[results_4_CORES_LAPTOP_BY_RANGE.B49]-[results_4_CORES_LAPTOP_BY_RANGE.A49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2.01596769835183">
            <text:p>2.0159676984</text:p>
          </table:table-cell>
          <table:table-cell office:value-type="float" office:value="1.08084430800668">
            <text:p>1.080844308</text:p>
          </table:table-cell>
          <table:table-cell office:value-type="float" office:value="1.03795649956854">
            <text:p>1.0379564996</text:p>
          </table:table-cell>
          <table:table-cell office:value-type="float" office:value="2.02719605515949">
            <text:p>2.0271960552</text:p>
          </table:table-cell>
          <table:table-cell table:formula="of:=[results_4_CORES_LAPTOP_BY_RANGE.B50]-[results_4_CORES_LAPTOP_BY_RANGE.A50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93975733026938">
            <text:p>1.9397573303</text:p>
          </table:table-cell>
          <table:table-cell office:value-type="float" office:value="0.880806754231057">
            <text:p>0.8808067542</text:p>
          </table:table-cell>
          <table:table-cell office:value-type="float" office:value="0.967207956694262">
            <text:p>0.9672079567</text:p>
          </table:table-cell>
          <table:table-cell office:value-type="float" office:value="1.78720052240812">
            <text:p>1.7872005224</text:p>
          </table:table-cell>
          <table:table-cell table:formula="of:=[results_4_CORES_LAPTOP_BY_RANGE.B51]-[results_4_CORES_LAPTOP_BY_RANGE.A51]" office:value-type="float" office:value="3000000">
            <text:p>3000000</text:p>
          </table:table-cell>
          <table:table-cell table:number-columns-repeated="4"/>
        </table:table-row>
      </table:table>
      <table:table table:name="results_4_CORES_LAPTOP_BY_END_VALU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START VALUE</text:p>
          </table:table-cell>
          <table:table-cell office:value-type="string">
            <text:p><text:s/>END VALUE</text:p>
          </table:table-cell>
          <table:table-cell office:value-type="string">
            <text:p><text:s/>NC/MT ratio</text:p>
          </table:table-cell>
          <table:table-cell office:value-type="string">
            <text:p><text:s/>NC/TP ratio</text:p>
          </table:table-cell>
          <table:table-cell office:value-type="string">
            <text:p><text:s/>NC/SS ratio</text:p>
          </table:table-cell>
          <table:table-cell office:value-type="string">
            <text:p><text:s/>NC/PS ratio</text:p>
          </table:table-cell>
          <table:table-cell office:value-type="string">
            <text:p>RANGE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82241553162931">
            <text:p>1.8224155316</text:p>
          </table:table-cell>
          <table:table-cell office:value-type="float" office:value="0.174783803276192">
            <text:p>0.1747838033</text:p>
          </table:table-cell>
          <table:table-cell office:value-type="float" office:value="0.021748568755773">
            <text:p>0.0217485688</text:p>
          </table:table-cell>
          <table:table-cell office:value-type="float" office:value="0.186085700310748">
            <text:p>0.1860857003</text:p>
          </table:table-cell>
          <table:table-cell table:formula="of:=[results_4_CORES_LAPTOP_BY_END_VALUE.B2]-[results_4_CORES_LAPTOP_BY_END_VALUE.A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61616838894586">
            <text:p>0.1616168389</text:p>
          </table:table-cell>
          <table:table-cell office:value-type="float" office:value="0.0242895260767265">
            <text:p>0.0242895261</text:p>
          </table:table-cell>
          <table:table-cell office:value-type="float" office:value="0.253046546286919">
            <text:p>0.2530465463</text:p>
          </table:table-cell>
          <table:table-cell office:value-type="float" office:value="0.119190818363661">
            <text:p>0.1191908184</text:p>
          </table:table-cell>
          <table:table-cell table:formula="of:=[results_4_CORES_LAPTOP_BY_END_VALUE.B3]-[results_4_CORES_LAPTOP_BY_END_VALUE.A3]" office:value-type="float" office:value="1000">
            <text:p>1000</text:p>
          </table:table-cell>
          <table:table-cell>
            <draw:frame table:end-cell-address="results_4_CORES_LAPTOP_BY_END_VALUE.K30" table:end-x="0.974cm" table:end-y="0.426cm" draw:z-index="0" draw:style-name="gr1" draw:text-style-name="P1" svg:width="23.466cm" svg:height="12.539cm" svg:x="1.502cm" svg:y="0.081cm">
              <draw:object draw:notify-on-update-of-ranges="results_4_CORES_LAPTOP_BY_END_VALUE.B2:results_4_CORES_LAPTOP_BY_END_VALUE.B66 results_4_CORES_LAPTOP_BY_END_VALUE.C1:results_4_CORES_LAPTOP_BY_END_VALUE.C1 results_4_CORES_LAPTOP_BY_END_VALUE.C2:results_4_CORES_LAPTOP_BY_END_VALUE.C66 results_4_CORES_LAPTOP_BY_END_VALUE.D1:results_4_CORES_LAPTOP_BY_END_VALUE.D1 results_4_CORES_LAPTOP_BY_END_VALUE.D2:results_4_CORES_LAPTOP_BY_END_VALUE.D66 results_4_CORES_LAPTOP_BY_END_VALUE.E1:results_4_CORES_LAPTOP_BY_END_VALUE.E1 results_4_CORES_LAPTOP_BY_END_VALUE.E2:results_4_CORES_LAPTOP_BY_END_VALUE.E66 results_4_CORES_LAPTOP_BY_END_VALUE.F1:results_4_CORES_LAPTOP_BY_END_VALUE.F1 results_4_CORES_LAPTOP_BY_END_VALUE.F2:results_4_CORES_LAPTOP_BY_END_VALUE.F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480117909278771">
            <text:p>0.0480117909</text:p>
          </table:table-cell>
          <table:table-cell office:value-type="float" office:value="0.0452404399906512">
            <text:p>0.04524044</text:p>
          </table:table-cell>
          <table:table-cell office:value-type="float" office:value="0.325850436138328">
            <text:p>0.3258504361</text:p>
          </table:table-cell>
          <table:table-cell office:value-type="float" office:value="0.0905952021733058">
            <text:p>0.0905952022</text:p>
          </table:table-cell>
          <table:table-cell table:formula="of:=[results_4_CORES_LAPTOP_BY_END_VALUE.B4]-[results_4_CORES_LAPTOP_BY_END_VALUE.A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403661600982838">
            <text:p>0.403661601</text:p>
          </table:table-cell>
          <table:table-cell office:value-type="float" office:value="0.0659359290706229">
            <text:p>0.0659359291</text:p>
          </table:table-cell>
          <table:table-cell office:value-type="float" office:value="0.582434319076025">
            <text:p>0.5824343191</text:p>
          </table:table-cell>
          <table:table-cell office:value-type="float" office:value="0.154057565404805">
            <text:p>0.1540575654</text:p>
          </table:table-cell>
          <table:table-cell table:formula="of:=[results_4_CORES_LAPTOP_BY_END_VALUE.B5]-[results_4_CORES_LAPTOP_BY_END_VALUE.A5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84183220697658">
            <text:p>0.2841832207</text:p>
          </table:table-cell>
          <table:table-cell office:value-type="float" office:value="0.0670316399645761">
            <text:p>0.06703164</text:p>
          </table:table-cell>
          <table:table-cell office:value-type="float" office:value="0.552081012550792">
            <text:p>0.5520810126</text:p>
          </table:table-cell>
          <table:table-cell office:value-type="float" office:value="0.159012571274912">
            <text:p>0.1590125713</text:p>
          </table:table-cell>
          <table:table-cell table:formula="of:=[results_4_CORES_LAPTOP_BY_END_VALUE.B6]-[results_4_CORES_LAPTOP_BY_END_VALUE.A6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8423308492338">
            <text:p>1.8423308492</text:p>
          </table:table-cell>
          <table:table-cell office:value-type="float" office:value="0.160027262790851">
            <text:p>0.1600272628</text:p>
          </table:table-cell>
          <table:table-cell office:value-type="float" office:value="0.0199749011601578">
            <text:p>0.0199749012</text:p>
          </table:table-cell>
          <table:table-cell office:value-type="float" office:value="0.159624161869118">
            <text:p>0.1596241619</text:p>
          </table:table-cell>
          <table:table-cell table:formula="of:=[results_4_CORES_LAPTOP_BY_END_VALUE.B7]-[results_4_CORES_LAPTOP_BY_END_VALUE.A7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77369388851148">
            <text:p>0.1773693889</text:p>
          </table:table-cell>
          <table:table-cell office:value-type="float" office:value="0.0316420135942197">
            <text:p>0.0316420136</text:p>
          </table:table-cell>
          <table:table-cell office:value-type="float" office:value="0.31033034322465">
            <text:p>0.3103303432</text:p>
          </table:table-cell>
          <table:table-cell office:value-type="float" office:value="0.0984132591189992">
            <text:p>0.0984132591</text:p>
          </table:table-cell>
          <table:table-cell table:formula="of:=[results_4_CORES_LAPTOP_BY_END_VALUE.B8]-[results_4_CORES_LAPTOP_BY_END_VALUE.A8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123544988947551">
            <text:p>0.0123544989</text:p>
          </table:table-cell>
          <table:table-cell office:value-type="float" office:value="0.0307122996821615">
            <text:p>0.0307122997</text:p>
          </table:table-cell>
          <table:table-cell office:value-type="float" office:value="0.276183797386526">
            <text:p>0.2761837974</text:p>
          </table:table-cell>
          <table:table-cell office:value-type="float" office:value="0.100820142748031">
            <text:p>0.1008201427</text:p>
          </table:table-cell>
          <table:table-cell table:formula="of:=[results_4_CORES_LAPTOP_BY_END_VALUE.B9]-[results_4_CORES_LAPTOP_BY_END_VALUE.A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0773908544117339">
            <text:p>0.0773908544</text:p>
          </table:table-cell>
          <table:table-cell office:value-type="float" office:value="0.0669947611553939">
            <text:p>0.0669947612</text:p>
          </table:table-cell>
          <table:table-cell office:value-type="float" office:value="0.391656298341371">
            <text:p>0.3916562983</text:p>
          </table:table-cell>
          <table:table-cell office:value-type="float" office:value="0.164510316783163">
            <text:p>0.1645103168</text:p>
          </table:table-cell>
          <table:table-cell table:formula="of:=[results_4_CORES_LAPTOP_BY_END_VALUE.B10]-[results_4_CORES_LAPTOP_BY_END_VALUE.A1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03584745120924">
            <text:p>0.2035847451</text:p>
          </table:table-cell>
          <table:table-cell office:value-type="float" office:value="0.0367251195060084">
            <text:p>0.0367251195</text:p>
          </table:table-cell>
          <table:table-cell office:value-type="float" office:value="0.495857949644386">
            <text:p>0.4958579496</text:p>
          </table:table-cell>
          <table:table-cell office:value-type="float" office:value="0.142568799611918">
            <text:p>0.1425687996</text:p>
          </table:table-cell>
          <table:table-cell table:formula="of:=[results_4_CORES_LAPTOP_BY_END_VALUE.B11]-[results_4_CORES_LAPTOP_BY_END_VALUE.A1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23492812761304">
            <text:p>0.2349281276</text:p>
          </table:table-cell>
          <table:table-cell office:value-type="float" office:value="0.100118397742316">
            <text:p>0.1001183977</text:p>
          </table:table-cell>
          <table:table-cell office:value-type="float" office:value="0.729529159046707">
            <text:p>0.729529159</text:p>
          </table:table-cell>
          <table:table-cell office:value-type="float" office:value="0.448235393786981">
            <text:p>0.4482353938</text:p>
          </table:table-cell>
          <table:table-cell table:formula="of:=[results_4_CORES_LAPTOP_BY_END_VALUE.B12]-[results_4_CORES_LAPTOP_BY_END_VALUE.A12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570385742419451">
            <text:p>0.5703857424</text:p>
          </table:table-cell>
          <table:table-cell office:value-type="float" office:value="0.151337512201449">
            <text:p>0.1513375122</text:p>
          </table:table-cell>
          <table:table-cell office:value-type="float" office:value="0.98466994505098">
            <text:p>0.9846699451</text:p>
          </table:table-cell>
          <table:table-cell office:value-type="float" office:value="0.634057303009025">
            <text:p>0.634057303</text:p>
          </table:table-cell>
          <table:table-cell table:formula="of:=[results_4_CORES_LAPTOP_BY_END_VALUE.B13]-[results_4_CORES_LAPTOP_BY_END_VALUE.A13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319487331629187">
            <text:p>0.3194873316</text:p>
          </table:table-cell>
          <table:table-cell office:value-type="float" office:value="0.245908220435345">
            <text:p>0.2459082204</text:p>
          </table:table-cell>
          <table:table-cell office:value-type="float" office:value="0.625115128049217">
            <text:p>0.625115128</text:p>
          </table:table-cell>
          <table:table-cell office:value-type="float" office:value="0.471049947400294">
            <text:p>0.4710499474</text:p>
          </table:table-cell>
          <table:table-cell table:formula="of:=[results_4_CORES_LAPTOP_BY_END_VALUE.B14]-[results_4_CORES_LAPTOP_BY_END_VALUE.A14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3768837339978">
            <text:p>1.1376883734</text:p>
          </table:table-cell>
          <table:table-cell office:value-type="float" office:value="0.189088367782126">
            <text:p>0.1890883678</text:p>
          </table:table-cell>
          <table:table-cell office:value-type="float" office:value="0.807839339529805">
            <text:p>0.8078393395</text:p>
          </table:table-cell>
          <table:table-cell office:value-type="float" office:value="0.746968622067119">
            <text:p>0.7469686221</text:p>
          </table:table-cell>
          <table:table-cell table:formula="of:=[results_4_CORES_LAPTOP_BY_END_VALUE.B15]-[results_4_CORES_LAPTOP_BY_END_VALUE.A15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50581139222543">
            <text:p>0.9505811392</text:p>
          </table:table-cell>
          <table:table-cell office:value-type="float" office:value="0.177498381804678">
            <text:p>0.1774983818</text:p>
          </table:table-cell>
          <table:table-cell office:value-type="float" office:value="0.822928317855993">
            <text:p>0.8229283179</text:p>
          </table:table-cell>
          <table:table-cell office:value-type="float" office:value="0.843591044473227">
            <text:p>0.8435910445</text:p>
          </table:table-cell>
          <table:table-cell table:formula="of:=[results_4_CORES_LAPTOP_BY_END_VALUE.B16]-[results_4_CORES_LAPTOP_BY_END_VALUE.A16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509015271367447">
            <text:p>0.5090152714</text:p>
          </table:table-cell>
          <table:table-cell office:value-type="float" office:value="0.098484671989334">
            <text:p>0.098484672</text:p>
          </table:table-cell>
          <table:table-cell office:value-type="float" office:value="0.45066400742926">
            <text:p>0.4506640074</text:p>
          </table:table-cell>
          <table:table-cell office:value-type="float" office:value="0.313595907677656">
            <text:p>0.3135959077</text:p>
          </table:table-cell>
          <table:table-cell table:formula="of:=[results_4_CORES_LAPTOP_BY_END_VALUE.B17]-[results_4_CORES_LAPTOP_BY_END_VALUE.A17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78315000652151">
            <text:p>0.9783150007</text:p>
          </table:table-cell>
          <table:table-cell office:value-type="float" office:value="0.185763271297793">
            <text:p>0.1857632713</text:p>
          </table:table-cell>
          <table:table-cell office:value-type="float" office:value="0.553286727355027">
            <text:p>0.5532867274</text:p>
          </table:table-cell>
          <table:table-cell office:value-type="float" office:value="0.381318430487091">
            <text:p>0.3813184305</text:p>
          </table:table-cell>
          <table:table-cell table:formula="of:=[results_4_CORES_LAPTOP_BY_END_VALUE.B18]-[results_4_CORES_LAPTOP_BY_END_VALUE.A18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278352671051731">
            <text:p>0.2783526711</text:p>
          </table:table-cell>
          <table:table-cell office:value-type="float" office:value="0.259175352292182">
            <text:p>0.2591753523</text:p>
          </table:table-cell>
          <table:table-cell office:value-type="float" office:value="0.579025524191876">
            <text:p>0.5790255242</text:p>
          </table:table-cell>
          <table:table-cell office:value-type="float" office:value="0.387977222657462">
            <text:p>0.3879772227</text:p>
          </table:table-cell>
          <table:table-cell table:formula="of:=[results_4_CORES_LAPTOP_BY_END_VALUE.B19]-[results_4_CORES_LAPTOP_BY_END_VALUE.A19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5837293898797">
            <text:p>1.158372939</text:p>
          </table:table-cell>
          <table:table-cell office:value-type="float" office:value="0.159446670674097">
            <text:p>0.1594466707</text:p>
          </table:table-cell>
          <table:table-cell office:value-type="float" office:value="0.830768952345835">
            <text:p>0.8307689523</text:p>
          </table:table-cell>
          <table:table-cell office:value-type="float" office:value="0.881910015357257">
            <text:p>0.8819100154</text:p>
          </table:table-cell>
          <table:table-cell table:formula="of:=[results_4_CORES_LAPTOP_BY_END_VALUE.B20]-[results_4_CORES_LAPTOP_BY_END_VALUE.A20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943911500354134">
            <text:p>0.9439115004</text:p>
          </table:table-cell>
          <table:table-cell office:value-type="float" office:value="0.143231888289659">
            <text:p>0.1432318883</text:p>
          </table:table-cell>
          <table:table-cell office:value-type="float" office:value="0.855080441482602">
            <text:p>0.8550804415</text:p>
          </table:table-cell>
          <table:table-cell office:value-type="float" office:value="0.874236672518516">
            <text:p>0.8742366725</text:p>
          </table:table-cell>
          <table:table-cell table:formula="of:=[results_4_CORES_LAPTOP_BY_END_VALUE.B21]-[results_4_CORES_LAPTOP_BY_END_VALUE.A21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77116060416142">
            <text:p>1.7711606042</text:p>
          </table:table-cell>
          <table:table-cell office:value-type="float" office:value="0.385661467894737">
            <text:p>0.3856614679</text:p>
          </table:table-cell>
          <table:table-cell office:value-type="float" office:value="0.946951505230862">
            <text:p>0.9469515052</text:p>
          </table:table-cell>
          <table:table-cell office:value-type="float" office:value="1.00194754669406">
            <text:p>1.0019475467</text:p>
          </table:table-cell>
          <table:table-cell table:formula="of:=[results_4_CORES_LAPTOP_BY_END_VALUE.B22]-[results_4_CORES_LAPTOP_BY_END_VALUE.A22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47975005144777">
            <text:p>1.4797500514</text:p>
          </table:table-cell>
          <table:table-cell office:value-type="float" office:value="0.428212202532446">
            <text:p>0.4282122025</text:p>
          </table:table-cell>
          <table:table-cell office:value-type="float" office:value="0.909442749521406">
            <text:p>0.9094427495</text:p>
          </table:table-cell>
          <table:table-cell office:value-type="float" office:value="0.89846191213089">
            <text:p>0.8984619121</text:p>
          </table:table-cell>
          <table:table-cell table:formula="of:=[results_4_CORES_LAPTOP_BY_END_VALUE.B23]-[results_4_CORES_LAPTOP_BY_END_VALUE.A23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28356386865691">
            <text:p>1.2835638687</text:p>
          </table:table-cell>
          <table:table-cell office:value-type="float" office:value="0.404342674996958">
            <text:p>0.404342675</text:p>
          </table:table-cell>
          <table:table-cell office:value-type="float" office:value="0.975244854315305">
            <text:p>0.9752448543</text:p>
          </table:table-cell>
          <table:table-cell office:value-type="float" office:value="1.58072377120093">
            <text:p>1.5807237712</text:p>
          </table:table-cell>
          <table:table-cell table:formula="of:=[results_4_CORES_LAPTOP_BY_END_VALUE.B24]-[results_4_CORES_LAPTOP_BY_END_VALUE.A24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70518994130578">
            <text:p>1.7051899413</text:p>
          </table:table-cell>
          <table:table-cell office:value-type="float" office:value="0.389480978849644">
            <text:p>0.3894809788</text:p>
          </table:table-cell>
          <table:table-cell office:value-type="float" office:value="0.972299909174482">
            <text:p>0.9722999092</text:p>
          </table:table-cell>
          <table:table-cell office:value-type="float" office:value="1.64552861029694">
            <text:p>1.6455286103</text:p>
          </table:table-cell>
          <table:table-cell table:formula="of:=[results_4_CORES_LAPTOP_BY_END_VALUE.B25]-[results_4_CORES_LAPTOP_BY_END_VALUE.A25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97632310619843">
            <text:p>1.9763231062</text:p>
          </table:table-cell>
          <table:table-cell office:value-type="float" office:value="0.459602292905399">
            <text:p>0.4596022929</text:p>
          </table:table-cell>
          <table:table-cell office:value-type="float" office:value="0.95933216732511">
            <text:p>0.9593321673</text:p>
          </table:table-cell>
          <table:table-cell office:value-type="float" office:value="1.62001751633647">
            <text:p>1.6200175163</text:p>
          </table:table-cell>
          <table:table-cell table:formula="of:=[results_4_CORES_LAPTOP_BY_END_VALUE.B26]-[results_4_CORES_LAPTOP_BY_END_VALUE.A26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59539378358555">
            <text:p>1.5953937836</text:p>
          </table:table-cell>
          <table:table-cell office:value-type="float" office:value="0.513201657003972">
            <text:p>0.513201657</text:p>
          </table:table-cell>
          <table:table-cell office:value-type="float" office:value="0.873398781673271">
            <text:p>0.8733987817</text:p>
          </table:table-cell>
          <table:table-cell office:value-type="float" office:value="1.06975607650379">
            <text:p>1.0697560765</text:p>
          </table:table-cell>
          <table:table-cell table:formula="of:=[results_4_CORES_LAPTOP_BY_END_VALUE.B27]-[results_4_CORES_LAPTOP_BY_END_VALUE.A27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66498635615784">
            <text:p>1.6649863562</text:p>
          </table:table-cell>
          <table:table-cell office:value-type="float" office:value="0.345129971237231">
            <text:p>0.3451299712</text:p>
          </table:table-cell>
          <table:table-cell office:value-type="float" office:value="0.877392169712219">
            <text:p>0.8773921697</text:p>
          </table:table-cell>
          <table:table-cell office:value-type="float" office:value="0.928963123857716">
            <text:p>0.9289631239</text:p>
          </table:table-cell>
          <table:table-cell table:formula="of:=[results_4_CORES_LAPTOP_BY_END_VALUE.B28]-[results_4_CORES_LAPTOP_BY_END_VALUE.A28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46721753903801">
            <text:p>1.467217539</text:p>
          </table:table-cell>
          <table:table-cell office:value-type="float" office:value="0.503762510024661">
            <text:p>0.50376251</text:p>
          </table:table-cell>
          <table:table-cell office:value-type="float" office:value="1.0033078285656">
            <text:p>1.0033078286</text:p>
          </table:table-cell>
          <table:table-cell office:value-type="float" office:value="1.64624986819924">
            <text:p>1.6462498682</text:p>
          </table:table-cell>
          <table:table-cell table:formula="of:=[results_4_CORES_LAPTOP_BY_END_VALUE.B29]-[results_4_CORES_LAPTOP_BY_END_VALUE.A29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88049799573567">
            <text:p>1.8804979957</text:p>
          </table:table-cell>
          <table:table-cell office:value-type="float" office:value="0.388335239690326">
            <text:p>0.3883352397</text:p>
          </table:table-cell>
          <table:table-cell office:value-type="float" office:value="0.964506041519978">
            <text:p>0.9645060415</text:p>
          </table:table-cell>
          <table:table-cell office:value-type="float" office:value="1.56557895248748">
            <text:p>1.5655789525</text:p>
          </table:table-cell>
          <table:table-cell table:formula="of:=[results_4_CORES_LAPTOP_BY_END_VALUE.B30]-[results_4_CORES_LAPTOP_BY_END_VALUE.A30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1.99517191540761">
            <text:p>1.9951719154</text:p>
          </table:table-cell>
          <table:table-cell office:value-type="float" office:value="0.455272180026769">
            <text:p>0.45527218</text:p>
          </table:table-cell>
          <table:table-cell office:value-type="float" office:value="0.975070726592183">
            <text:p>0.9750707266</text:p>
          </table:table-cell>
          <table:table-cell office:value-type="float" office:value="1.52978678833236">
            <text:p>1.5297867883</text:p>
          </table:table-cell>
          <table:table-cell table:formula="of:=[results_4_CORES_LAPTOP_BY_END_VALUE.B31]-[results_4_CORES_LAPTOP_BY_END_VALUE.A31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8935762204202">
            <text:p>2.089357622</text:p>
          </table:table-cell>
          <table:table-cell office:value-type="float" office:value="0.791744078562761">
            <text:p>0.7917440786</text:p>
          </table:table-cell>
          <table:table-cell office:value-type="float" office:value="0.963785758218431">
            <text:p>0.9637857582</text:p>
          </table:table-cell>
          <table:table-cell office:value-type="float" office:value="1.79610160133083">
            <text:p>1.7961016013</text:p>
          </table:table-cell>
          <table:table-cell table:formula="of:=[results_4_CORES_LAPTOP_BY_END_VALUE.B32]-[results_4_CORES_LAPTOP_BY_END_VALUE.A3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1.98880674356452">
            <text:p>1.9888067436</text:p>
          </table:table-cell>
          <table:table-cell office:value-type="float" office:value="0.482402105726846">
            <text:p>0.4824021057</text:p>
          </table:table-cell>
          <table:table-cell office:value-type="float" office:value="0.883167699041387">
            <text:p>0.883167699</text:p>
          </table:table-cell>
          <table:table-cell office:value-type="float" office:value="1.75536202897827">
            <text:p>1.755362029</text:p>
          </table:table-cell>
          <table:table-cell table:formula="of:=[results_4_CORES_LAPTOP_BY_END_VALUE.B33]-[results_4_CORES_LAPTOP_BY_END_VALUE.A3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5081610510925">
            <text:p>2.0508161051</text:p>
          </table:table-cell>
          <table:table-cell office:value-type="float" office:value="0.741354331631885">
            <text:p>0.7413543316</text:p>
          </table:table-cell>
          <table:table-cell office:value-type="float" office:value="0.981150037868325">
            <text:p>0.9811500379</text:p>
          </table:table-cell>
          <table:table-cell office:value-type="float" office:value="1.78510564171677">
            <text:p>1.7851056417</text:p>
          </table:table-cell>
          <table:table-cell table:formula="of:=[results_4_CORES_LAPTOP_BY_END_VALUE.B34]-[results_4_CORES_LAPTOP_BY_END_VALUE.A3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8166136268715">
            <text:p>2.0816613627</text:p>
          </table:table-cell>
          <table:table-cell office:value-type="float" office:value="0.960609992700547">
            <text:p>0.9606099927</text:p>
          </table:table-cell>
          <table:table-cell office:value-type="float" office:value="0.959895347111384">
            <text:p>0.9598953471</text:p>
          </table:table-cell>
          <table:table-cell office:value-type="float" office:value="1.79561673573149">
            <text:p>1.7956167357</text:p>
          </table:table-cell>
          <table:table-cell table:formula="of:=[results_4_CORES_LAPTOP_BY_END_VALUE.B35]-[results_4_CORES_LAPTOP_BY_END_VALUE.A3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1.89839708661861">
            <text:p>1.8983970866</text:p>
          </table:table-cell>
          <table:table-cell office:value-type="float" office:value="0.901628952118823">
            <text:p>0.9016289521</text:p>
          </table:table-cell>
          <table:table-cell office:value-type="float" office:value="0.969452616220958">
            <text:p>0.9694526162</text:p>
          </table:table-cell>
          <table:table-cell office:value-type="float" office:value="1.72740100458955">
            <text:p>1.7274010046</text:p>
          </table:table-cell>
          <table:table-cell table:formula="of:=[results_4_CORES_LAPTOP_BY_END_VALUE.B36]-[results_4_CORES_LAPTOP_BY_END_VALUE.A3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9032314038724">
            <text:p>2.0903231404</text:p>
          </table:table-cell>
          <table:table-cell office:value-type="float" office:value="0.85177659521601">
            <text:p>0.8517765952</text:p>
          </table:table-cell>
          <table:table-cell office:value-type="float" office:value="0.971019988025027">
            <text:p>0.971019988</text:p>
          </table:table-cell>
          <table:table-cell office:value-type="float" office:value="1.86514978282731">
            <text:p>1.8651497828</text:p>
          </table:table-cell>
          <table:table-cell table:formula="of:=[results_4_CORES_LAPTOP_BY_END_VALUE.B37]-[results_4_CORES_LAPTOP_BY_END_VALUE.A3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4691069103019">
            <text:p>2.046910691</text:p>
          </table:table-cell>
          <table:table-cell office:value-type="float" office:value="0.463840127753063">
            <text:p>0.4638401278</text:p>
          </table:table-cell>
          <table:table-cell office:value-type="float" office:value="0.95644356093695">
            <text:p>0.9564435609</text:p>
          </table:table-cell>
          <table:table-cell office:value-type="float" office:value="1.86819681626523">
            <text:p>1.8681968163</text:p>
          </table:table-cell>
          <table:table-cell table:formula="of:=[results_4_CORES_LAPTOP_BY_END_VALUE.B38]-[results_4_CORES_LAPTOP_BY_END_VALUE.A38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7705598723334">
            <text:p>2.0770559872</text:p>
          </table:table-cell>
          <table:table-cell office:value-type="float" office:value="0.720316126576883">
            <text:p>0.7203161266</text:p>
          </table:table-cell>
          <table:table-cell office:value-type="float" office:value="0.967484724810867">
            <text:p>0.9674847248</text:p>
          </table:table-cell>
          <table:table-cell office:value-type="float" office:value="1.69693436165497">
            <text:p>1.6969343617</text:p>
          </table:table-cell>
          <table:table-cell table:formula="of:=[results_4_CORES_LAPTOP_BY_END_VALUE.B39]-[results_4_CORES_LAPTOP_BY_END_VALUE.A39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4010879402963">
            <text:p>2.040108794</text:p>
          </table:table-cell>
          <table:table-cell office:value-type="float" office:value="0.841348666618071">
            <text:p>0.8413486666</text:p>
          </table:table-cell>
          <table:table-cell office:value-type="float" office:value="0.968571072600488">
            <text:p>0.9685710726</text:p>
          </table:table-cell>
          <table:table-cell office:value-type="float" office:value="1.90489691145688">
            <text:p>1.9048969115</text:p>
          </table:table-cell>
          <table:table-cell table:formula="of:=[results_4_CORES_LAPTOP_BY_END_VALUE.B40]-[results_4_CORES_LAPTOP_BY_END_VALUE.A40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2.07464499902834">
            <text:p>2.074644999</text:p>
          </table:table-cell>
          <table:table-cell office:value-type="float" office:value="0.78870246765913">
            <text:p>0.7887024677</text:p>
          </table:table-cell>
          <table:table-cell office:value-type="float" office:value="0.947120161446949">
            <text:p>0.9471201614</text:p>
          </table:table-cell>
          <table:table-cell office:value-type="float" office:value="1.73248657820202">
            <text:p>1.7324865782</text:p>
          </table:table-cell>
          <table:table-cell table:formula="of:=[results_4_CORES_LAPTOP_BY_END_VALUE.B41]-[results_4_CORES_LAPTOP_BY_END_VALUE.A41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12650674470766">
            <text:p>2.1265067447</text:p>
          </table:table-cell>
          <table:table-cell office:value-type="float" office:value="0.952776447464729">
            <text:p>0.9527764475</text:p>
          </table:table-cell>
          <table:table-cell office:value-type="float" office:value="0.981561749847973">
            <text:p>0.9815617498</text:p>
          </table:table-cell>
          <table:table-cell office:value-type="float" office:value="1.29564038061333">
            <text:p>1.2956403806</text:p>
          </table:table-cell>
          <table:table-cell table:formula="of:=[results_4_CORES_LAPTOP_BY_END_VALUE.B42]-[results_4_CORES_LAPTOP_BY_END_VALUE.A42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1.98372757425894">
            <text:p>1.9837275743</text:p>
          </table:table-cell>
          <table:table-cell office:value-type="float" office:value="0.936264658393193">
            <text:p>0.9362646584</text:p>
          </table:table-cell>
          <table:table-cell office:value-type="float" office:value="0.951409062189206">
            <text:p>0.9514090622</text:p>
          </table:table-cell>
          <table:table-cell office:value-type="float" office:value="1.87847258691709">
            <text:p>1.8784725869</text:p>
          </table:table-cell>
          <table:table-cell table:formula="of:=[results_4_CORES_LAPTOP_BY_END_VALUE.B43]-[results_4_CORES_LAPTOP_BY_END_VALUE.A43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06076169760059">
            <text:p>2.0607616976</text:p>
          </table:table-cell>
          <table:table-cell office:value-type="float" office:value="1.3847110708781">
            <text:p>1.3847110709</text:p>
          </table:table-cell>
          <table:table-cell office:value-type="float" office:value="0.979501646928732">
            <text:p>0.9795016469</text:p>
          </table:table-cell>
          <table:table-cell office:value-type="float" office:value="1.83399461840269">
            <text:p>1.8339946184</text:p>
          </table:table-cell>
          <table:table-cell table:formula="of:=[results_4_CORES_LAPTOP_BY_END_VALUE.B44]-[results_4_CORES_LAPTOP_BY_END_VALUE.A44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1.97115436499568">
            <text:p>1.971154365</text:p>
          </table:table-cell>
          <table:table-cell office:value-type="float" office:value="1.37110004018091">
            <text:p>1.3711000402</text:p>
          </table:table-cell>
          <table:table-cell office:value-type="float" office:value="0.954518666942894">
            <text:p>0.9545186669</text:p>
          </table:table-cell>
          <table:table-cell office:value-type="float" office:value="1.83605654712036">
            <text:p>1.8360565471</text:p>
          </table:table-cell>
          <table:table-cell table:formula="of:=[results_4_CORES_LAPTOP_BY_END_VALUE.B45]-[results_4_CORES_LAPTOP_BY_END_VALUE.A45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3000000">
            <text:p>13000000</text:p>
          </table:table-cell>
          <table:table-cell office:value-type="float" office:value="2.12005475887599">
            <text:p>2.1200547589</text:p>
          </table:table-cell>
          <table:table-cell office:value-type="float" office:value="1.32048034286593">
            <text:p>1.3204803429</text:p>
          </table:table-cell>
          <table:table-cell office:value-type="float" office:value="0.984174718944596">
            <text:p>0.9841747189</text:p>
          </table:table-cell>
          <table:table-cell office:value-type="float" office:value="1.85759464720515">
            <text:p>1.8575946472</text:p>
          </table:table-cell>
          <table:table-cell table:formula="of:=[results_4_CORES_LAPTOP_BY_END_VALUE.B46]-[results_4_CORES_LAPTOP_BY_END_VALUE.A46]" office:value-type="float" office:value="3000000">
            <text:p>3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2.06967022663949">
            <text:p>2.0696702266</text:p>
          </table:table-cell>
          <table:table-cell office:value-type="float" office:value="0.736040105957367">
            <text:p>0.736040106</text:p>
          </table:table-cell>
          <table:table-cell office:value-type="float" office:value="0.970988021947608">
            <text:p>0.9709880219</text:p>
          </table:table-cell>
          <table:table-cell office:value-type="float" office:value="1.22231773041796">
            <text:p>1.2223177304</text:p>
          </table:table-cell>
          <table:table-cell table:formula="of:=[results_4_CORES_LAPTOP_BY_END_VALUE.B47]-[results_4_CORES_LAPTOP_BY_END_VALUE.A47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86670210175574">
            <text:p>1.8667021018</text:p>
          </table:table-cell>
          <table:table-cell office:value-type="float" office:value="0.782743562787686">
            <text:p>0.7827435628</text:p>
          </table:table-cell>
          <table:table-cell office:value-type="float" office:value="0.932494559603574">
            <text:p>0.9324945596</text:p>
          </table:table-cell>
          <table:table-cell office:value-type="float" office:value="1.72841853424664">
            <text:p>1.7284185342</text:p>
          </table:table-cell>
          <table:table-cell table:formula="of:=[results_4_CORES_LAPTOP_BY_END_VALUE.B48]-[results_4_CORES_LAPTOP_BY_END_VALUE.A48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91468084750181">
            <text:p>1.9146808475</text:p>
          </table:table-cell>
          <table:table-cell office:value-type="float" office:value="0.755840154212">
            <text:p>0.7558401542</text:p>
          </table:table-cell>
          <table:table-cell office:value-type="float" office:value="0.96023251108982">
            <text:p>0.9602325111</text:p>
          </table:table-cell>
          <table:table-cell office:value-type="float" office:value="1.5151194661461">
            <text:p>1.5151194661</text:p>
          </table:table-cell>
          <table:table-cell table:formula="of:=[results_4_CORES_LAPTOP_BY_END_VALUE.B49]-[results_4_CORES_LAPTOP_BY_END_VALUE.A49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2.01596769835183">
            <text:p>2.0159676984</text:p>
          </table:table-cell>
          <table:table-cell office:value-type="float" office:value="1.08084430800668">
            <text:p>1.080844308</text:p>
          </table:table-cell>
          <table:table-cell office:value-type="float" office:value="1.03795649956854">
            <text:p>1.0379564996</text:p>
          </table:table-cell>
          <table:table-cell office:value-type="float" office:value="2.02719605515949">
            <text:p>2.0271960552</text:p>
          </table:table-cell>
          <table:table-cell table:formula="of:=[results_4_CORES_LAPTOP_BY_END_VALUE.B50]-[results_4_CORES_LAPTOP_BY_END_VALUE.A50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1.93975733026938">
            <text:p>1.9397573303</text:p>
          </table:table-cell>
          <table:table-cell office:value-type="float" office:value="0.880806754231057">
            <text:p>0.8808067542</text:p>
          </table:table-cell>
          <table:table-cell office:value-type="float" office:value="0.967207956694262">
            <text:p>0.9672079567</text:p>
          </table:table-cell>
          <table:table-cell office:value-type="float" office:value="1.78720052240812">
            <text:p>1.7872005224</text:p>
          </table:table-cell>
          <table:table-cell table:formula="of:=[results_4_CORES_LAPTOP_BY_END_VALUE.B51]-[results_4_CORES_LAPTOP_BY_END_VALUE.A51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8464558167521">
            <text:p>1.9846455817</text:p>
          </table:table-cell>
          <table:table-cell office:value-type="float" office:value="0.896206525862446">
            <text:p>0.8962065259</text:p>
          </table:table-cell>
          <table:table-cell office:value-type="float" office:value="0.977812770937341">
            <text:p>0.9778127709</text:p>
          </table:table-cell>
          <table:table-cell office:value-type="float" office:value="1.64546336223401">
            <text:p>1.6454633622</text:p>
          </table:table-cell>
          <table:table-cell table:formula="of:=[results_4_CORES_LAPTOP_BY_END_VALUE.B52]-[results_4_CORES_LAPTOP_BY_END_VALUE.A52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0450351780901">
            <text:p>1.9045035178</text:p>
          </table:table-cell>
          <table:table-cell office:value-type="float" office:value="0.886975957982923">
            <text:p>0.886975958</text:p>
          </table:table-cell>
          <table:table-cell office:value-type="float" office:value="0.959679234132094">
            <text:p>0.9596792341</text:p>
          </table:table-cell>
          <table:table-cell office:value-type="float" office:value="1.84444990458318">
            <text:p>1.8444499046</text:p>
          </table:table-cell>
          <table:table-cell table:formula="of:=[results_4_CORES_LAPTOP_BY_END_VALUE.B53]-[results_4_CORES_LAPTOP_BY_END_VALUE.A53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3264056156139">
            <text:p>2.0326405616</text:p>
          </table:table-cell>
          <table:table-cell office:value-type="float" office:value="1.05033448013085">
            <text:p>1.0503344801</text:p>
          </table:table-cell>
          <table:table-cell office:value-type="float" office:value="0.975789427188044">
            <text:p>0.9757894272</text:p>
          </table:table-cell>
          <table:table-cell office:value-type="float" office:value="1.87880454437852">
            <text:p>1.8788045444</text:p>
          </table:table-cell>
          <table:table-cell table:formula="of:=[results_4_CORES_LAPTOP_BY_END_VALUE.B54]-[results_4_CORES_LAPTOP_BY_END_VALUE.A54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7799064124889">
            <text:p>1.9779906412</text:p>
          </table:table-cell>
          <table:table-cell office:value-type="float" office:value="0.946475655244446">
            <text:p>0.9464756552</text:p>
          </table:table-cell>
          <table:table-cell office:value-type="float" office:value="0.975593993424493">
            <text:p>0.9755939934</text:p>
          </table:table-cell>
          <table:table-cell office:value-type="float" office:value="1.78780984497702">
            <text:p>1.787809845</text:p>
          </table:table-cell>
          <table:table-cell table:formula="of:=[results_4_CORES_LAPTOP_BY_END_VALUE.B55]-[results_4_CORES_LAPTOP_BY_END_VALUE.A55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10613058569201">
            <text:p>2.1061305857</text:p>
          </table:table-cell>
          <table:table-cell office:value-type="float" office:value="1.12756733709031">
            <text:p>1.1275673371</text:p>
          </table:table-cell>
          <table:table-cell office:value-type="float" office:value="0.970219036765459">
            <text:p>0.9702190368</text:p>
          </table:table-cell>
          <table:table-cell office:value-type="float" office:value="1.86174071595396">
            <text:p>1.861740716</text:p>
          </table:table-cell>
          <table:table-cell table:formula="of:=[results_4_CORES_LAPTOP_BY_END_VALUE.B56]-[results_4_CORES_LAPTOP_BY_END_VALUE.A56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4718235721771">
            <text:p>2.0471823572</text:p>
          </table:table-cell>
          <table:table-cell office:value-type="float" office:value="0.8939388681592">
            <text:p>0.8939388682</text:p>
          </table:table-cell>
          <table:table-cell office:value-type="float" office:value="0.983768078039519">
            <text:p>0.983768078</text:p>
          </table:table-cell>
          <table:table-cell office:value-type="float" office:value="1.58745114426325">
            <text:p>1.5874511443</text:p>
          </table:table-cell>
          <table:table-cell table:formula="of:=[results_4_CORES_LAPTOP_BY_END_VALUE.B57]-[results_4_CORES_LAPTOP_BY_END_VALUE.A57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1.99646111517483">
            <text:p>1.9964611152</text:p>
          </table:table-cell>
          <table:table-cell office:value-type="float" office:value="0.981548644751493">
            <text:p>0.9815486448</text:p>
          </table:table-cell>
          <table:table-cell office:value-type="float" office:value="0.966075404718938">
            <text:p>0.9660754047</text:p>
          </table:table-cell>
          <table:table-cell office:value-type="float" office:value="1.82867312185585">
            <text:p>1.8286731219</text:p>
          </table:table-cell>
          <table:table-cell table:formula="of:=[results_4_CORES_LAPTOP_BY_END_VALUE.B58]-[results_4_CORES_LAPTOP_BY_END_VALUE.A58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9401713593934">
            <text:p>2.0940171359</text:p>
          </table:table-cell>
          <table:table-cell office:value-type="float" office:value="1.13119709702933">
            <text:p>1.131197097</text:p>
          </table:table-cell>
          <table:table-cell office:value-type="float" office:value="0.968992706320086">
            <text:p>0.9689927063</text:p>
          </table:table-cell>
          <table:table-cell office:value-type="float" office:value="1.85393480492365">
            <text:p>1.8539348049</text:p>
          </table:table-cell>
          <table:table-cell table:formula="of:=[results_4_CORES_LAPTOP_BY_END_VALUE.B59]-[results_4_CORES_LAPTOP_BY_END_VALUE.A59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3031918253232">
            <text:p>2.0303191825</text:p>
          </table:table-cell>
          <table:table-cell office:value-type="float" office:value="1.14598695329129">
            <text:p>1.1459869533</text:p>
          </table:table-cell>
          <table:table-cell office:value-type="float" office:value="0.978175409163483">
            <text:p>0.9781754092</text:p>
          </table:table-cell>
          <table:table-cell office:value-type="float" office:value="1.80051051115555">
            <text:p>1.8005105112</text:p>
          </table:table-cell>
          <table:table-cell table:formula="of:=[results_4_CORES_LAPTOP_BY_END_VALUE.B60]-[results_4_CORES_LAPTOP_BY_END_VALUE.A60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2.09142647298569">
            <text:p>2.091426473</text:p>
          </table:table-cell>
          <table:table-cell office:value-type="float" office:value="1.08684394057501">
            <text:p>1.0868439406</text:p>
          </table:table-cell>
          <table:table-cell office:value-type="float" office:value="0.97335340975868">
            <text:p>0.9733534098</text:p>
          </table:table-cell>
          <table:table-cell office:value-type="float" office:value="1.56763695230977">
            <text:p>1.5676369523</text:p>
          </table:table-cell>
          <table:table-cell table:formula="of:=[results_4_CORES_LAPTOP_BY_END_VALUE.B61]-[results_4_CORES_LAPTOP_BY_END_VALUE.A61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5858699544168">
            <text:p>2.1585869954</text:p>
          </table:table-cell>
          <table:table-cell office:value-type="float" office:value="1.9007912886788">
            <text:p>1.9007912887</text:p>
          </table:table-cell>
          <table:table-cell office:value-type="float" office:value="1.01062829612136">
            <text:p>1.0106282961</text:p>
          </table:table-cell>
          <table:table-cell office:value-type="float" office:value="1.9869668652532">
            <text:p>1.9869668653</text:p>
          </table:table-cell>
          <table:table-cell table:formula="of:=[results_4_CORES_LAPTOP_BY_END_VALUE.B62]-[results_4_CORES_LAPTOP_BY_END_VALUE.A6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02631565379918">
            <text:p>2.0263156538</text:p>
          </table:table-cell>
          <table:table-cell office:value-type="float" office:value="1.93572961494159">
            <text:p>1.9357296149</text:p>
          </table:table-cell>
          <table:table-cell office:value-type="float" office:value="0.933755045619006">
            <text:p>0.9337550456</text:p>
          </table:table-cell>
          <table:table-cell office:value-type="float" office:value="1.83362353523969">
            <text:p>1.8336235352</text:p>
          </table:table-cell>
          <table:table-cell table:formula="of:=[results_4_CORES_LAPTOP_BY_END_VALUE.B63]-[results_4_CORES_LAPTOP_BY_END_VALUE.A6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008288065638">
            <text:p>2.1008288066</text:p>
          </table:table-cell>
          <table:table-cell office:value-type="float" office:value="2.00752416363201">
            <text:p>2.0075241636</text:p>
          </table:table-cell>
          <table:table-cell office:value-type="float" office:value="0.985084759195914">
            <text:p>0.9850847592</text:p>
          </table:table-cell>
          <table:table-cell office:value-type="float" office:value="1.96767422333977">
            <text:p>1.9676742233</text:p>
          </table:table-cell>
          <table:table-cell table:formula="of:=[results_4_CORES_LAPTOP_BY_END_VALUE.B64]-[results_4_CORES_LAPTOP_BY_END_VALUE.A6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1078881468647">
            <text:p>2.1107888147</text:p>
          </table:table-cell>
          <table:table-cell office:value-type="float" office:value="2.04581805691422">
            <text:p>2.0458180569</text:p>
          </table:table-cell>
          <table:table-cell office:value-type="float" office:value="0.989801463800187">
            <text:p>0.9898014638</text:p>
          </table:table-cell>
          <table:table-cell office:value-type="float" office:value="1.94210647285076">
            <text:p>1.9421064729</text:p>
          </table:table-cell>
          <table:table-cell table:formula="of:=[results_4_CORES_LAPTOP_BY_END_VALUE.B65]-[results_4_CORES_LAPTOP_BY_END_VALUE.A6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2.10733759711071">
            <text:p>2.1073375971</text:p>
          </table:table-cell>
          <table:table-cell office:value-type="float" office:value="1.99399726867856">
            <text:p>1.9939972687</text:p>
          </table:table-cell>
          <table:table-cell office:value-type="float" office:value="0.984795236159849">
            <text:p>0.9847952362</text:p>
          </table:table-cell>
          <table:table-cell office:value-type="float" office:value="1.94179433129565">
            <text:p>1.9417943313</text:p>
          </table:table-cell>
          <table:table-cell table:formula="of:=[results_4_CORES_LAPTOP_BY_END_VALUE.B66]-[results_4_CORES_LAPTOP_BY_END_VALUE.A66]" office:value-type="float" office:value="1000000">
            <text:p>1000000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>
            <text:p>MAX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table:formula="of:=MAX([.C2:.C66])" office:value-type="float" office:value="2.15858699544168">
            <text:p>2.1585869954</text:p>
          </table:table-cell>
          <table:table-cell table:style-name="Default" table:formula="of:=MAX([.D2:.D66])" office:value-type="float" office:value="2.04581805691422">
            <text:p>2.0458180569</text:p>
          </table:table-cell>
          <table:table-cell table:style-name="Default" table:formula="of:=MAX([.E2:.E66])" office:value-type="float" office:value="1.03795649956854">
            <text:p>1.0379564996</text:p>
          </table:table-cell>
          <table:table-cell table:style-name="Default" table:formula="of:=MAX([.F2:.F66])" office:value-type="float" office:value="2.02719605515949">
            <text:p>2.0271960552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>
            <text:p>MIN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table:formula="of:=MIN([.C5:.C69])" office:value-type="float" office:value="0.0123544988947551">
            <text:p>0.0123544989</text:p>
          </table:table-cell>
          <table:table-cell table:style-name="Default" table:formula="of:=MIN([.D5:.D69])" office:value-type="float" office:value="0.0307122996821615">
            <text:p>0.0307122997</text:p>
          </table:table-cell>
          <table:table-cell table:style-name="Default" table:formula="of:=MIN([.E5:.E69])" office:value-type="float" office:value="0.0199749011601578">
            <text:p>0.0199749012</text:p>
          </table:table-cell>
          <table:table-cell table:style-name="Default" table:formula="of:=MIN([.F5:.F69])" office:value-type="float" office:value="0.0984132591189992">
            <text:p>0.098413259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table:formula="of:=AVERAGE([.C2:.C66])" office:value-type="float" office:value="1.5416838996025">
            <text:p>1.5416838996</text:p>
          </table:table-cell>
          <table:table-cell table:style-name="Default" table:formula="of:=AVERAGE([.D2:.D66])" office:value-type="float" office:value="0.684041591496657">
            <text:p>0.6840415915</text:p>
          </table:table-cell>
          <table:table-cell table:style-name="Default" table:formula="of:=AVERAGE([.E2:.E66])" office:value-type="float" office:value="0.828410447383309">
            <text:p>0.8284104474</text:p>
          </table:table-cell>
          <table:table-cell table:style-name="Default" table:formula="of:=AVERAGE([.F2:.F66])" office:value-type="float" office:value="1.27819594075596">
            <text:p>1.2781959408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 BY GROUP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1000">
            <text:p>1000</text:p>
          </table:table-cell>
          <table:table-cell table:style-name="Default" table:formula="of:=AVERAGE([.C2:.C11])" office:value-type="float" office:value="0.503291931964463">
            <text:p>0.503291932</text:p>
          </table:table-cell>
          <table:table-cell table:style-name="Default" table:formula="of:=AVERAGE([.D2:.D11])" office:value-type="float" office:value="0.0703382795107403">
            <text:p>0.0703382795</text:p>
          </table:table-cell>
          <table:table-cell table:style-name="Default" table:formula="of:=AVERAGE([.E2:.E11])" office:value-type="float" office:value="0.322916417256493">
            <text:p>0.3229164173</text:p>
          </table:table-cell>
          <table:table-cell table:style-name="Default" table:formula="of:=AVERAGE([.F2:.F11])" office:value-type="float" office:value="0.137487853765866">
            <text:p>0.1374878538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10000">
            <text:p>10000</text:p>
          </table:table-cell>
          <table:table-cell table:style-name="Default" table:formula="of:=AVERAGE([.C12:.C21])" office:value-type="float" office:value="0.708103809669743">
            <text:p>0.7081038097</text:p>
          </table:table-cell>
          <table:table-cell table:style-name="Default" table:formula="of:=AVERAGE([.D12:.D21])" office:value-type="float" office:value="0.171005273450898">
            <text:p>0.1710052735</text:p>
          </table:table-cell>
          <table:table-cell table:style-name="Default" table:formula="of:=AVERAGE([.E12:.E21])" office:value-type="float" office:value="0.72389075423373">
            <text:p>0.7238907542</text:p>
          </table:table-cell>
          <table:table-cell table:style-name="Default" table:formula="of:=AVERAGE([.F12:.F21])" office:value-type="float" office:value="0.598294055943463">
            <text:p>0.5982940559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100000">
            <text:p>100000</text:p>
          </table:table-cell>
          <table:table-cell table:style-name="Default" table:formula="of:=AVERAGE([.C91:.C92])" office:value-type="float" office:value="1.89134854484493">
            <text:p>1.8913485448</text:p>
          </table:table-cell>
          <table:table-cell table:style-name="Default" table:formula="of:=AVERAGE([.D91:.D92])" office:value-type="float" office:value="1.20203609804263">
            <text:p>1.202036098</text:p>
          </table:table-cell>
          <table:table-cell table:style-name="Default" table:formula="of:=AVERAGE([.E91:.E92])" office:value-type="float" office:value="0.963253816771152">
            <text:p>0.9632538168</text:p>
          </table:table-cell>
          <table:table-cell table:style-name="Default" table:formula="of:=AVERAGE([.F91:.F92])" office:value-type="float" office:value="1.6415672510999">
            <text:p>1.641567251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300000">
            <text:p>300000</text:p>
          </table:table-cell>
          <table:table-cell table:style-name="Default" table:formula="of:=AVERAGE([.C32:.C41])" office:value-type="float" office:value="2.04380825317303">
            <text:p>2.0438082532</text:p>
          </table:table-cell>
          <table:table-cell table:style-name="Default" table:formula="of:=AVERAGE([.D32:.D41])" office:value-type="float" office:value="0.754372344456402">
            <text:p>0.7543723445</text:p>
          </table:table-cell>
          <table:table-cell table:style-name="Default" table:formula="of:=AVERAGE([.E32:.E41])" office:value-type="float" office:value="0.956809096628077">
            <text:p>0.9568090966</text:p>
          </table:table-cell>
          <table:table-cell table:style-name="Default" table:formula="of:=AVERAGE([.F32:.F41])" office:value-type="float" office:value="1.79272514627533">
            <text:p>1.7927251463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1000000">
            <text:p>1000000</text:p>
          </table:table-cell>
          <table:table-cell table:style-name="Default" table:formula="of:=AVERAGE([.C42:.C46])" office:value-type="float" office:value="2.05244102808777">
            <text:p>2.0524410281</text:p>
          </table:table-cell>
          <table:table-cell table:style-name="Default" table:formula="of:=AVERAGE([.D42:.D46])" office:value-type="float" office:value="1.19306651195657">
            <text:p>1.193066512</text:p>
          </table:table-cell>
          <table:table-cell table:style-name="Default" table:formula="of:=AVERAGE([.E42:.E46])" office:value-type="float" office:value="0.97023316897068">
            <text:p>0.970233169</text:p>
          </table:table-cell>
          <table:table-cell table:style-name="Default" table:formula="of:=AVERAGE([.F42:.F46])" office:value-type="float" office:value="1.74035175605172">
            <text:p>1.740351756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12000000">
            <text:p>12000000</text:p>
          </table:table-cell>
          <table:table-cell table:style-name="Default" table:formula="of:=AVERAGE([.C47:.C51])" office:value-type="float" office:value="1.96135564090365">
            <text:p>1.9613556409</text:p>
          </table:table-cell>
          <table:table-cell table:style-name="Default" table:formula="of:=AVERAGE([.D47:.D51])" office:value-type="float" office:value="0.847254977038958">
            <text:p>0.847254977</text:p>
          </table:table-cell>
          <table:table-cell table:style-name="Default" table:formula="of:=AVERAGE([.E47:.E51])" office:value-type="float" office:value="0.973775909780761">
            <text:p>0.9737759098</text:p>
          </table:table-cell>
          <table:table-cell table:style-name="Default" table:formula="of:=AVERAGE([.F47:.F51])" office:value-type="float" office:value="1.65605046167566">
            <text:p>1.656050461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10000000">
            <text:p>10000000</text:p>
          </table:table-cell>
          <table:table-cell table:style-name="Default" table:formula="of:=AVERAGE([.C52:.C61])" office:value-type="float" office:value="2.02653171518364">
            <text:p>2.0265317152</text:p>
          </table:table-cell>
          <table:table-cell table:style-name="Default" table:formula="of:=AVERAGE([.D52:.D61])" office:value-type="float" office:value="1.01470754601173">
            <text:p>1.014707546</text:p>
          </table:table-cell>
          <table:table-cell table:style-name="Default" table:formula="of:=AVERAGE([.E52:.E61])" office:value-type="float" office:value="0.972945947044814">
            <text:p>0.972945947</text:p>
          </table:table-cell>
          <table:table-cell table:style-name="Default" table:formula="of:=AVERAGE([.F52:.F61])" office:value-type="float" office:value="1.76564749066348">
            <text:p>1.7656474907</text:p>
          </table:table-cell>
          <table:table-cell table:style-name="Default"/>
          <table:table-cell table:number-columns-repeated="4"/>
        </table:table-row>
        <table:table-row table:style-name="ro1" table:number-rows-repeated="3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table:formula="of:=AVERAGE([.C22:.C31])" office:value-type="float" office:value="1.6819255161695">
            <text:p>1.6819255162</text:p>
          </table:table-cell>
          <table:table-cell table:style-name="Default" table:formula="of:=AVERAGE([.D22:.D31])" office:value-type="float" office:value="0.427300117516214">
            <text:p>0.4273001175</text:p>
          </table:table-cell>
          <table:table-cell table:style-name="Default" table:formula="of:=AVERAGE([.E22:.E31])" office:value-type="float" office:value="0.945694673363042">
            <text:p>0.9456946734</text:p>
          </table:table-cell>
          <table:table-cell table:style-name="Default" table:formula="of:=AVERAGE([.F22:.F31])" office:value-type="float" office:value="1.34870141660399">
            <text:p>1.3487014166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table:formula="of:=AVERAGE([.C62:.C66])" office:value-type="float" office:value="2.10077157352037">
            <text:p>2.1007715735</text:p>
          </table:table-cell>
          <table:table-cell table:style-name="Default" table:formula="of:=AVERAGE([.D62:.D66])" office:value-type="float" office:value="1.97677207856904">
            <text:p>1.9767720786</text:p>
          </table:table-cell>
          <table:table-cell table:style-name="Default" table:formula="of:=AVERAGE([.E62:.E66])" office:value-type="float" office:value="0.980812960179263">
            <text:p>0.9808129602</text:p>
          </table:table-cell>
          <table:table-cell table:style-name="Default" table:formula="of:=AVERAGE([.F62:.F66])" office:value-type="float" office:value="1.93443308559581">
            <text:p>1.9344330856</text:p>
          </table:table-cell>
          <table:table-cell table:style-name="Default"/>
          <table:table-cell table:number-columns-repeated="4"/>
        </table:table-row>
      </table:table>
      <table:database-ranges>
        <table:database-range table:name="__Anonymous_DB__1" table:target-range-address="results_4_CORES_LAPTOP_BY_RANGE.A1:results_4_CORES_LAPTOP_BY_RANGE.AMJ1048576" table:contains-header="false"/>
        <table:database-range table:target-range-address="results_4_CORES_LAPTOP_BY_END_VALUE.A2:results_4_CORES_LAPTOP_BY_END_VALUE.G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19/03/2016</text:date>, <text:time>20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9T20:35:34.25</dc:date>
    <meta:editing-duration>PT5H17M36S</meta:editing-duration>
    <meta:editing-cycles>8</meta:editing-cycles>
    <meta:generator>OpenOffice/4.1.1$Win32 OpenOffice.org_project/411m6$Build-9775</meta:generator>
    <meta:document-statistic meta:table-count="2" meta:cell-count="9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67cm" svg:height="12.54cm" xlink:href=".." xlink:type="simple" chart:class="chart:bar" chart:style-name="ch1">
        <chart:title svg:x="5.035cm" svg:y="0.386cm" chart:style-name="ch2">
          <text:p>Comparing the performance of concurrency implementations in Java</text:p>
        </chart:title>
        <chart:subtitle svg:x="9.11cm" svg:y="1.415cm" chart:style-name="ch3">
          <text:p>Laptop Results (by end value)</text:p>
        </chart:subtitle>
        <chart:legend chart:legend-position="end" svg:x="20.78cm" svg:y="5.172cm" style:legend-expansion="high" chart:style-name="ch4"/>
        <chart:plot-area chart:style-name="ch5" table:cell-range-address="results_4_CORES_LAPTOP_BY_END_VALUE.B1:results_4_CORES_LAPTOP_BY_END_VALUE.F66" chart:data-source-has-labels="both" svg:x="1.507cm" svg:y="2.598cm" svg:width="18.335cm" svg:height="8.684cm">
          <chartooo:coordinate-region svg:x="2.234cm" svg:y="2.81cm" svg:width="16.903cm" svg:height="7.375cm"/>
          <chart:axis chart:dimension="x" chart:name="primary-x" chart:style-name="ch6" chartooo:axis-type="auto">
            <chartooo:date-scale/>
            <chart:title svg:x="9.876cm" svg:y="11.533cm" chart:style-name="ch7">
              <text:p>End Value</text:p>
            </chart:title>
            <chart:categories table:cell-range-address="results_4_CORES_LAPTOP_BY_END_VALUE.B2:results_4_CORES_LAPTOP_BY_END_VALUE.B66"/>
          </chart:axis>
          <chart:axis chart:dimension="y" chart:name="primary-y" chart:style-name="ch8">
            <chart:title svg:x="0.451cm" svg:y="11.416cm" chart:style-name="ch9">
              <text:p>Performance ( baseline total time / implementation total time)</text:p>
            </chart:title>
            <chart:grid chart:style-name="ch10" chart:class="major"/>
          </chart:axis>
          <chart:series chart:style-name="ch11" chart:values-cell-range-address="results_4_CORES_LAPTOP_BY_END_VALUE.C2:results_4_CORES_LAPTOP_BY_END_VALUE.C66" chart:label-cell-address="results_4_CORES_LAPTOP_BY_END_VALUE.C1:results_4_CORES_LAPTOP_BY_END_VALUE.C1" chart:class="chart:bar">
            <chart:data-point chart:repeated="65"/>
          </chart:series>
          <chart:series chart:style-name="ch12" chart:values-cell-range-address="results_4_CORES_LAPTOP_BY_END_VALUE.D2:results_4_CORES_LAPTOP_BY_END_VALUE.D66" chart:label-cell-address="results_4_CORES_LAPTOP_BY_END_VALUE.D1:results_4_CORES_LAPTOP_BY_END_VALUE.D1" chart:class="chart:bar">
            <chart:data-point chart:repeated="65"/>
          </chart:series>
          <chart:series chart:style-name="ch13" chart:values-cell-range-address="results_4_CORES_LAPTOP_BY_END_VALUE.E2:results_4_CORES_LAPTOP_BY_END_VALUE.E66" chart:label-cell-address="results_4_CORES_LAPTOP_BY_END_VALUE.E1:results_4_CORES_LAPTOP_BY_END_VALUE.E1" chart:class="chart:bar">
            <chart:data-point chart:repeated="65"/>
          </chart:series>
          <chart:series chart:style-name="ch14" chart:values-cell-range-address="results_4_CORES_LAPTOP_BY_END_VALUE.F2:results_4_CORES_LAPTOP_BY_END_VALUE.F66" chart:label-cell-address="results_4_CORES_LAPTOP_BY_END_VALUE.F1:results_4_CORES_LAPTOP_BY_END_VALUE.F1" chart:class="chart:bar">
            <chart:data-point chart:repeated="6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C/MT ratio</text:p>
                <draw:g>
                  <svg:desc>results_4_CORES_LAPTOP_BY_END_VALUE.C1:results_4_CORES_LAPTOP_BY_END_VALUE.C1</svg:desc>
                </draw:g>
              </table:table-cell>
              <table:table-cell office:value-type="string">
                <text:p> NC/TP ratio</text:p>
                <draw:g>
                  <svg:desc>results_4_CORES_LAPTOP_BY_END_VALUE.D1:results_4_CORES_LAPTOP_BY_END_VALUE.D1</svg:desc>
                </draw:g>
              </table:table-cell>
              <table:table-cell office:value-type="string">
                <text:p> NC/SS ratio</text:p>
                <draw:g>
                  <svg:desc>results_4_CORES_LAPTOP_BY_END_VALUE.E1:results_4_CORES_LAPTOP_BY_END_VALUE.E1</svg:desc>
                </draw:g>
              </table:table-cell>
              <table:table-cell office:value-type="string">
                <text:p> NC/PS ratio</text:p>
                <draw:g>
                  <svg:desc>results_4_CORES_LAPTOP_BY_END_VALUE.F1:results_4_CORES_LAPTOP_BY_END_VALUE.F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results_4_CORES_LAPTOP_BY_END_VALUE.B2:results_4_CORES_LAPTOP_BY_END_VALUE.B66</svg:desc>
                </draw:g>
              </table:table-cell>
              <table:table-cell office:value-type="float" office:value="1.82241553162931">
                <text:p>1.82241553162931</text:p>
                <draw:g>
                  <svg:desc>results_4_CORES_LAPTOP_BY_END_VALUE.C2:results_4_CORES_LAPTOP_BY_END_VALUE.C66</svg:desc>
                </draw:g>
              </table:table-cell>
              <table:table-cell office:value-type="float" office:value="0.174783803276192">
                <text:p>0.174783803276192</text:p>
                <draw:g>
                  <svg:desc>results_4_CORES_LAPTOP_BY_END_VALUE.D2:results_4_CORES_LAPTOP_BY_END_VALUE.D66</svg:desc>
                </draw:g>
              </table:table-cell>
              <table:table-cell office:value-type="float" office:value="0.021748568755773">
                <text:p>0.021748568755773</text:p>
                <draw:g>
                  <svg:desc>results_4_CORES_LAPTOP_BY_END_VALUE.E2:results_4_CORES_LAPTOP_BY_END_VALUE.E66</svg:desc>
                </draw:g>
              </table:table-cell>
              <table:table-cell office:value-type="float" office:value="0.186085700310748">
                <text:p>0.186085700310748</text:p>
                <draw:g>
                  <svg:desc>results_4_CORES_LAPTOP_BY_END_VALUE.F2:results_4_CORES_LAPTOP_BY_END_VALUE.F6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61616838894586">
                <text:p>0.161616838894586</text:p>
              </table:table-cell>
              <table:table-cell office:value-type="float" office:value="0.0242895260767265">
                <text:p>0.0242895260767265</text:p>
              </table:table-cell>
              <table:table-cell office:value-type="float" office:value="0.253046546286919">
                <text:p>0.253046546286919</text:p>
              </table:table-cell>
              <table:table-cell office:value-type="float" office:value="0.119190818363661">
                <text:p>0.1191908183636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80117909278771">
                <text:p>0.0480117909278771</text:p>
              </table:table-cell>
              <table:table-cell office:value-type="float" office:value="0.0452404399906512">
                <text:p>0.0452404399906512</text:p>
              </table:table-cell>
              <table:table-cell office:value-type="float" office:value="0.325850436138328">
                <text:p>0.325850436138328</text:p>
              </table:table-cell>
              <table:table-cell office:value-type="float" office:value="0.0905952021733058">
                <text:p>0.090595202173305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03661600982838">
                <text:p>0.403661600982838</text:p>
              </table:table-cell>
              <table:table-cell office:value-type="float" office:value="0.0659359290706229">
                <text:p>0.0659359290706229</text:p>
              </table:table-cell>
              <table:table-cell office:value-type="float" office:value="0.582434319076025">
                <text:p>0.582434319076025</text:p>
              </table:table-cell>
              <table:table-cell office:value-type="float" office:value="0.154057565404805">
                <text:p>0.15405756540480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4183220697658">
                <text:p>0.284183220697658</text:p>
              </table:table-cell>
              <table:table-cell office:value-type="float" office:value="0.0670316399645761">
                <text:p>0.0670316399645761</text:p>
              </table:table-cell>
              <table:table-cell office:value-type="float" office:value="0.552081012550792">
                <text:p>0.552081012550792</text:p>
              </table:table-cell>
              <table:table-cell office:value-type="float" office:value="0.159012571274912">
                <text:p>0.1590125712749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8423308492338">
                <text:p>1.8423308492338</text:p>
              </table:table-cell>
              <table:table-cell office:value-type="float" office:value="0.160027262790851">
                <text:p>0.160027262790851</text:p>
              </table:table-cell>
              <table:table-cell office:value-type="float" office:value="0.0199749011601578">
                <text:p>0.0199749011601578</text:p>
              </table:table-cell>
              <table:table-cell office:value-type="float" office:value="0.159624161869118">
                <text:p>0.1596241618691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77369388851148">
                <text:p>0.177369388851148</text:p>
              </table:table-cell>
              <table:table-cell office:value-type="float" office:value="0.0316420135942197">
                <text:p>0.0316420135942197</text:p>
              </table:table-cell>
              <table:table-cell office:value-type="float" office:value="0.31033034322465">
                <text:p>0.31033034322465</text:p>
              </table:table-cell>
              <table:table-cell office:value-type="float" office:value="0.0984132591189992">
                <text:p>0.09841325911899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23544988947551">
                <text:p>0.0123544988947551</text:p>
              </table:table-cell>
              <table:table-cell office:value-type="float" office:value="0.0307122996821615">
                <text:p>0.0307122996821615</text:p>
              </table:table-cell>
              <table:table-cell office:value-type="float" office:value="0.276183797386526">
                <text:p>0.276183797386526</text:p>
              </table:table-cell>
              <table:table-cell office:value-type="float" office:value="0.100820142748031">
                <text:p>0.1008201427480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773908544117339">
                <text:p>0.0773908544117339</text:p>
              </table:table-cell>
              <table:table-cell office:value-type="float" office:value="0.0669947611553939">
                <text:p>0.0669947611553939</text:p>
              </table:table-cell>
              <table:table-cell office:value-type="float" office:value="0.391656298341371">
                <text:p>0.391656298341371</text:p>
              </table:table-cell>
              <table:table-cell office:value-type="float" office:value="0.164510316783163">
                <text:p>0.16451031678316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03584745120924">
                <text:p>0.203584745120924</text:p>
              </table:table-cell>
              <table:table-cell office:value-type="float" office:value="0.0367251195060084">
                <text:p>0.0367251195060084</text:p>
              </table:table-cell>
              <table:table-cell office:value-type="float" office:value="0.495857949644386">
                <text:p>0.495857949644386</text:p>
              </table:table-cell>
              <table:table-cell office:value-type="float" office:value="0.142568799611918">
                <text:p>0.1425687996119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3492812761304">
                <text:p>0.23492812761304</text:p>
              </table:table-cell>
              <table:table-cell office:value-type="float" office:value="0.100118397742316">
                <text:p>0.100118397742316</text:p>
              </table:table-cell>
              <table:table-cell office:value-type="float" office:value="0.729529159046707">
                <text:p>0.729529159046707</text:p>
              </table:table-cell>
              <table:table-cell office:value-type="float" office:value="0.448235393786981">
                <text:p>0.44823539378698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570385742419451">
                <text:p>0.570385742419451</text:p>
              </table:table-cell>
              <table:table-cell office:value-type="float" office:value="0.151337512201449">
                <text:p>0.151337512201449</text:p>
              </table:table-cell>
              <table:table-cell office:value-type="float" office:value="0.98466994505098">
                <text:p>0.98466994505098</text:p>
              </table:table-cell>
              <table:table-cell office:value-type="float" office:value="0.634057303009025">
                <text:p>0.63405730300902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19487331629187">
                <text:p>0.319487331629187</text:p>
              </table:table-cell>
              <table:table-cell office:value-type="float" office:value="0.245908220435345">
                <text:p>0.245908220435345</text:p>
              </table:table-cell>
              <table:table-cell office:value-type="float" office:value="0.625115128049217">
                <text:p>0.625115128049217</text:p>
              </table:table-cell>
              <table:table-cell office:value-type="float" office:value="0.471049947400294">
                <text:p>0.47104994740029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3768837339978">
                <text:p>1.13768837339978</text:p>
              </table:table-cell>
              <table:table-cell office:value-type="float" office:value="0.189088367782126">
                <text:p>0.189088367782126</text:p>
              </table:table-cell>
              <table:table-cell office:value-type="float" office:value="0.807839339529805">
                <text:p>0.807839339529805</text:p>
              </table:table-cell>
              <table:table-cell office:value-type="float" office:value="0.746968622067119">
                <text:p>0.74696862206711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50581139222543">
                <text:p>0.950581139222543</text:p>
              </table:table-cell>
              <table:table-cell office:value-type="float" office:value="0.177498381804678">
                <text:p>0.177498381804678</text:p>
              </table:table-cell>
              <table:table-cell office:value-type="float" office:value="0.822928317855993">
                <text:p>0.822928317855993</text:p>
              </table:table-cell>
              <table:table-cell office:value-type="float" office:value="0.843591044473227">
                <text:p>0.84359104447322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509015271367447">
                <text:p>0.509015271367447</text:p>
              </table:table-cell>
              <table:table-cell office:value-type="float" office:value="0.098484671989334">
                <text:p>0.098484671989334</text:p>
              </table:table-cell>
              <table:table-cell office:value-type="float" office:value="0.45066400742926">
                <text:p>0.45066400742926</text:p>
              </table:table-cell>
              <table:table-cell office:value-type="float" office:value="0.313595907677656">
                <text:p>0.31359590767765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78315000652151">
                <text:p>0.978315000652151</text:p>
              </table:table-cell>
              <table:table-cell office:value-type="float" office:value="0.185763271297793">
                <text:p>0.185763271297793</text:p>
              </table:table-cell>
              <table:table-cell office:value-type="float" office:value="0.553286727355027">
                <text:p>0.553286727355027</text:p>
              </table:table-cell>
              <table:table-cell office:value-type="float" office:value="0.381318430487091">
                <text:p>0.3813184304870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78352671051731">
                <text:p>0.278352671051731</text:p>
              </table:table-cell>
              <table:table-cell office:value-type="float" office:value="0.259175352292182">
                <text:p>0.259175352292182</text:p>
              </table:table-cell>
              <table:table-cell office:value-type="float" office:value="0.579025524191876">
                <text:p>0.579025524191876</text:p>
              </table:table-cell>
              <table:table-cell office:value-type="float" office:value="0.387977222657462">
                <text:p>0.38797722265746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5837293898797">
                <text:p>1.15837293898797</text:p>
              </table:table-cell>
              <table:table-cell office:value-type="float" office:value="0.159446670674097">
                <text:p>0.159446670674097</text:p>
              </table:table-cell>
              <table:table-cell office:value-type="float" office:value="0.830768952345835">
                <text:p>0.830768952345835</text:p>
              </table:table-cell>
              <table:table-cell office:value-type="float" office:value="0.881910015357257">
                <text:p>0.88191001535725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43911500354134">
                <text:p>0.943911500354134</text:p>
              </table:table-cell>
              <table:table-cell office:value-type="float" office:value="0.143231888289659">
                <text:p>0.143231888289659</text:p>
              </table:table-cell>
              <table:table-cell office:value-type="float" office:value="0.855080441482602">
                <text:p>0.855080441482602</text:p>
              </table:table-cell>
              <table:table-cell office:value-type="float" office:value="0.874236672518516">
                <text:p>0.87423667251851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77116060416142">
                <text:p>1.77116060416142</text:p>
              </table:table-cell>
              <table:table-cell office:value-type="float" office:value="0.385661467894737">
                <text:p>0.385661467894737</text:p>
              </table:table-cell>
              <table:table-cell office:value-type="float" office:value="0.946951505230862">
                <text:p>0.946951505230862</text:p>
              </table:table-cell>
              <table:table-cell office:value-type="float" office:value="1.00194754669406">
                <text:p>1.0019475466940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47975005144777">
                <text:p>1.47975005144777</text:p>
              </table:table-cell>
              <table:table-cell office:value-type="float" office:value="0.428212202532446">
                <text:p>0.428212202532446</text:p>
              </table:table-cell>
              <table:table-cell office:value-type="float" office:value="0.909442749521406">
                <text:p>0.909442749521406</text:p>
              </table:table-cell>
              <table:table-cell office:value-type="float" office:value="0.89846191213089">
                <text:p>0.8984619121308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28356386865691">
                <text:p>1.28356386865691</text:p>
              </table:table-cell>
              <table:table-cell office:value-type="float" office:value="0.404342674996958">
                <text:p>0.404342674996958</text:p>
              </table:table-cell>
              <table:table-cell office:value-type="float" office:value="0.975244854315305">
                <text:p>0.975244854315305</text:p>
              </table:table-cell>
              <table:table-cell office:value-type="float" office:value="1.58072377120093">
                <text:p>1.5807237712009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70518994130578">
                <text:p>1.70518994130578</text:p>
              </table:table-cell>
              <table:table-cell office:value-type="float" office:value="0.389480978849644">
                <text:p>0.389480978849644</text:p>
              </table:table-cell>
              <table:table-cell office:value-type="float" office:value="0.972299909174482">
                <text:p>0.972299909174482</text:p>
              </table:table-cell>
              <table:table-cell office:value-type="float" office:value="1.64552861029694">
                <text:p>1.6455286102969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97632310619843">
                <text:p>1.97632310619843</text:p>
              </table:table-cell>
              <table:table-cell office:value-type="float" office:value="0.459602292905399">
                <text:p>0.459602292905399</text:p>
              </table:table-cell>
              <table:table-cell office:value-type="float" office:value="0.95933216732511">
                <text:p>0.95933216732511</text:p>
              </table:table-cell>
              <table:table-cell office:value-type="float" office:value="1.62001751633647">
                <text:p>1.620017516336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59539378358555">
                <text:p>1.59539378358555</text:p>
              </table:table-cell>
              <table:table-cell office:value-type="float" office:value="0.513201657003972">
                <text:p>0.513201657003972</text:p>
              </table:table-cell>
              <table:table-cell office:value-type="float" office:value="0.873398781673271">
                <text:p>0.873398781673271</text:p>
              </table:table-cell>
              <table:table-cell office:value-type="float" office:value="1.06975607650379">
                <text:p>1.0697560765037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66498635615784">
                <text:p>1.66498635615784</text:p>
              </table:table-cell>
              <table:table-cell office:value-type="float" office:value="0.345129971237231">
                <text:p>0.345129971237231</text:p>
              </table:table-cell>
              <table:table-cell office:value-type="float" office:value="0.877392169712219">
                <text:p>0.877392169712219</text:p>
              </table:table-cell>
              <table:table-cell office:value-type="float" office:value="0.928963123857716">
                <text:p>0.92896312385771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46721753903801">
                <text:p>1.46721753903801</text:p>
              </table:table-cell>
              <table:table-cell office:value-type="float" office:value="0.503762510024661">
                <text:p>0.503762510024661</text:p>
              </table:table-cell>
              <table:table-cell office:value-type="float" office:value="1.0033078285656">
                <text:p>1.0033078285656</text:p>
              </table:table-cell>
              <table:table-cell office:value-type="float" office:value="1.64624986819924">
                <text:p>1.6462498681992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88049799573567">
                <text:p>1.88049799573567</text:p>
              </table:table-cell>
              <table:table-cell office:value-type="float" office:value="0.388335239690326">
                <text:p>0.388335239690326</text:p>
              </table:table-cell>
              <table:table-cell office:value-type="float" office:value="0.964506041519978">
                <text:p>0.964506041519978</text:p>
              </table:table-cell>
              <table:table-cell office:value-type="float" office:value="1.56557895248748">
                <text:p>1.5655789524874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99517191540761">
                <text:p>1.99517191540761</text:p>
              </table:table-cell>
              <table:table-cell office:value-type="float" office:value="0.455272180026769">
                <text:p>0.455272180026769</text:p>
              </table:table-cell>
              <table:table-cell office:value-type="float" office:value="0.975070726592183">
                <text:p>0.975070726592183</text:p>
              </table:table-cell>
              <table:table-cell office:value-type="float" office:value="1.52978678833236">
                <text:p>1.5297867883323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8935762204202">
                <text:p>2.08935762204202</text:p>
              </table:table-cell>
              <table:table-cell office:value-type="float" office:value="0.791744078562761">
                <text:p>0.791744078562761</text:p>
              </table:table-cell>
              <table:table-cell office:value-type="float" office:value="0.963785758218431">
                <text:p>0.963785758218431</text:p>
              </table:table-cell>
              <table:table-cell office:value-type="float" office:value="1.79610160133083">
                <text:p>1.7961016013308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98880674356452">
                <text:p>1.98880674356452</text:p>
              </table:table-cell>
              <table:table-cell office:value-type="float" office:value="0.482402105726846">
                <text:p>0.482402105726846</text:p>
              </table:table-cell>
              <table:table-cell office:value-type="float" office:value="0.883167699041387">
                <text:p>0.883167699041387</text:p>
              </table:table-cell>
              <table:table-cell office:value-type="float" office:value="1.75536202897827">
                <text:p>1.7553620289782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5081610510925">
                <text:p>2.05081610510925</text:p>
              </table:table-cell>
              <table:table-cell office:value-type="float" office:value="0.741354331631885">
                <text:p>0.741354331631885</text:p>
              </table:table-cell>
              <table:table-cell office:value-type="float" office:value="0.981150037868325">
                <text:p>0.981150037868325</text:p>
              </table:table-cell>
              <table:table-cell office:value-type="float" office:value="1.78510564171677">
                <text:p>1.7851056417167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8166136268715">
                <text:p>2.08166136268715</text:p>
              </table:table-cell>
              <table:table-cell office:value-type="float" office:value="0.960609992700547">
                <text:p>0.960609992700547</text:p>
              </table:table-cell>
              <table:table-cell office:value-type="float" office:value="0.959895347111384">
                <text:p>0.959895347111384</text:p>
              </table:table-cell>
              <table:table-cell office:value-type="float" office:value="1.79561673573149">
                <text:p>1.7956167357314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89839708661861">
                <text:p>1.89839708661861</text:p>
              </table:table-cell>
              <table:table-cell office:value-type="float" office:value="0.901628952118823">
                <text:p>0.901628952118823</text:p>
              </table:table-cell>
              <table:table-cell office:value-type="float" office:value="0.969452616220958">
                <text:p>0.969452616220958</text:p>
              </table:table-cell>
              <table:table-cell office:value-type="float" office:value="1.72740100458955">
                <text:p>1.7274010045895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9032314038724">
                <text:p>2.09032314038724</text:p>
              </table:table-cell>
              <table:table-cell office:value-type="float" office:value="0.85177659521601">
                <text:p>0.85177659521601</text:p>
              </table:table-cell>
              <table:table-cell office:value-type="float" office:value="0.971019988025027">
                <text:p>0.971019988025027</text:p>
              </table:table-cell>
              <table:table-cell office:value-type="float" office:value="1.86514978282731">
                <text:p>1.8651497828273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4691069103019">
                <text:p>2.04691069103019</text:p>
              </table:table-cell>
              <table:table-cell office:value-type="float" office:value="0.463840127753063">
                <text:p>0.463840127753063</text:p>
              </table:table-cell>
              <table:table-cell office:value-type="float" office:value="0.95644356093695">
                <text:p>0.95644356093695</text:p>
              </table:table-cell>
              <table:table-cell office:value-type="float" office:value="1.86819681626523">
                <text:p>1.8681968162652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7705598723334">
                <text:p>2.07705598723334</text:p>
              </table:table-cell>
              <table:table-cell office:value-type="float" office:value="0.720316126576883">
                <text:p>0.720316126576883</text:p>
              </table:table-cell>
              <table:table-cell office:value-type="float" office:value="0.967484724810867">
                <text:p>0.967484724810867</text:p>
              </table:table-cell>
              <table:table-cell office:value-type="float" office:value="1.69693436165497">
                <text:p>1.6969343616549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4010879402963">
                <text:p>2.04010879402963</text:p>
              </table:table-cell>
              <table:table-cell office:value-type="float" office:value="0.841348666618071">
                <text:p>0.841348666618071</text:p>
              </table:table-cell>
              <table:table-cell office:value-type="float" office:value="0.968571072600488">
                <text:p>0.968571072600488</text:p>
              </table:table-cell>
              <table:table-cell office:value-type="float" office:value="1.90489691145688">
                <text:p>1.9048969114568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7464499902834">
                <text:p>2.07464499902834</text:p>
              </table:table-cell>
              <table:table-cell office:value-type="float" office:value="0.78870246765913">
                <text:p>0.78870246765913</text:p>
              </table:table-cell>
              <table:table-cell office:value-type="float" office:value="0.947120161446949">
                <text:p>0.947120161446949</text:p>
              </table:table-cell>
              <table:table-cell office:value-type="float" office:value="1.73248657820202">
                <text:p>1.7324865782020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12650674470766">
                <text:p>2.12650674470766</text:p>
              </table:table-cell>
              <table:table-cell office:value-type="float" office:value="0.952776447464729">
                <text:p>0.952776447464729</text:p>
              </table:table-cell>
              <table:table-cell office:value-type="float" office:value="0.981561749847973">
                <text:p>0.981561749847973</text:p>
              </table:table-cell>
              <table:table-cell office:value-type="float" office:value="1.29564038061333">
                <text:p>1.29564038061333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.98372757425894">
                <text:p>1.98372757425894</text:p>
              </table:table-cell>
              <table:table-cell office:value-type="float" office:value="0.936264658393193">
                <text:p>0.936264658393193</text:p>
              </table:table-cell>
              <table:table-cell office:value-type="float" office:value="0.951409062189206">
                <text:p>0.951409062189206</text:p>
              </table:table-cell>
              <table:table-cell office:value-type="float" office:value="1.87847258691709">
                <text:p>1.87847258691709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06076169760059">
                <text:p>2.06076169760059</text:p>
              </table:table-cell>
              <table:table-cell office:value-type="float" office:value="1.3847110708781">
                <text:p>1.3847110708781</text:p>
              </table:table-cell>
              <table:table-cell office:value-type="float" office:value="0.979501646928732">
                <text:p>0.979501646928732</text:p>
              </table:table-cell>
              <table:table-cell office:value-type="float" office:value="1.83399461840269">
                <text:p>1.83399461840269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.97115436499568">
                <text:p>1.97115436499568</text:p>
              </table:table-cell>
              <table:table-cell office:value-type="float" office:value="1.37110004018091">
                <text:p>1.37110004018091</text:p>
              </table:table-cell>
              <table:table-cell office:value-type="float" office:value="0.954518666942894">
                <text:p>0.954518666942894</text:p>
              </table:table-cell>
              <table:table-cell office:value-type="float" office:value="1.83605654712036">
                <text:p>1.83605654712036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12005475887599">
                <text:p>2.12005475887599</text:p>
              </table:table-cell>
              <table:table-cell office:value-type="float" office:value="1.32048034286593">
                <text:p>1.32048034286593</text:p>
              </table:table-cell>
              <table:table-cell office:value-type="float" office:value="0.984174718944596">
                <text:p>0.984174718944596</text:p>
              </table:table-cell>
              <table:table-cell office:value-type="float" office:value="1.85759464720515">
                <text:p>1.857594647205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.06967022663949">
                <text:p>2.06967022663949</text:p>
              </table:table-cell>
              <table:table-cell office:value-type="float" office:value="0.736040105957367">
                <text:p>0.736040105957367</text:p>
              </table:table-cell>
              <table:table-cell office:value-type="float" office:value="0.970988021947608">
                <text:p>0.970988021947608</text:p>
              </table:table-cell>
              <table:table-cell office:value-type="float" office:value="1.22231773041796">
                <text:p>1.2223177304179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86670210175574">
                <text:p>1.86670210175574</text:p>
              </table:table-cell>
              <table:table-cell office:value-type="float" office:value="0.782743562787686">
                <text:p>0.782743562787686</text:p>
              </table:table-cell>
              <table:table-cell office:value-type="float" office:value="0.932494559603574">
                <text:p>0.932494559603574</text:p>
              </table:table-cell>
              <table:table-cell office:value-type="float" office:value="1.72841853424664">
                <text:p>1.72841853424664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91468084750181">
                <text:p>1.91468084750181</text:p>
              </table:table-cell>
              <table:table-cell office:value-type="float" office:value="0.755840154212">
                <text:p>0.755840154212</text:p>
              </table:table-cell>
              <table:table-cell office:value-type="float" office:value="0.96023251108982">
                <text:p>0.96023251108982</text:p>
              </table:table-cell>
              <table:table-cell office:value-type="float" office:value="1.5151194661461">
                <text:p>1.5151194661461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.01596769835183">
                <text:p>2.01596769835183</text:p>
              </table:table-cell>
              <table:table-cell office:value-type="float" office:value="1.08084430800668">
                <text:p>1.08084430800668</text:p>
              </table:table-cell>
              <table:table-cell office:value-type="float" office:value="1.03795649956854">
                <text:p>1.03795649956854</text:p>
              </table:table-cell>
              <table:table-cell office:value-type="float" office:value="2.02719605515949">
                <text:p>2.02719605515949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93975733026938">
                <text:p>1.93975733026938</text:p>
              </table:table-cell>
              <table:table-cell office:value-type="float" office:value="0.880806754231057">
                <text:p>0.880806754231057</text:p>
              </table:table-cell>
              <table:table-cell office:value-type="float" office:value="0.967207956694262">
                <text:p>0.967207956694262</text:p>
              </table:table-cell>
              <table:table-cell office:value-type="float" office:value="1.78720052240812">
                <text:p>1.7872005224081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8464558167521">
                <text:p>1.98464558167521</text:p>
              </table:table-cell>
              <table:table-cell office:value-type="float" office:value="0.896206525862446">
                <text:p>0.896206525862446</text:p>
              </table:table-cell>
              <table:table-cell office:value-type="float" office:value="0.977812770937341">
                <text:p>0.977812770937341</text:p>
              </table:table-cell>
              <table:table-cell office:value-type="float" office:value="1.64546336223401">
                <text:p>1.6454633622340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0450351780901">
                <text:p>1.90450351780901</text:p>
              </table:table-cell>
              <table:table-cell office:value-type="float" office:value="0.886975957982923">
                <text:p>0.886975957982923</text:p>
              </table:table-cell>
              <table:table-cell office:value-type="float" office:value="0.959679234132094">
                <text:p>0.959679234132094</text:p>
              </table:table-cell>
              <table:table-cell office:value-type="float" office:value="1.84444990458318">
                <text:p>1.8444499045831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3264056156139">
                <text:p>2.03264056156139</text:p>
              </table:table-cell>
              <table:table-cell office:value-type="float" office:value="1.05033448013085">
                <text:p>1.05033448013085</text:p>
              </table:table-cell>
              <table:table-cell office:value-type="float" office:value="0.975789427188044">
                <text:p>0.975789427188044</text:p>
              </table:table-cell>
              <table:table-cell office:value-type="float" office:value="1.87880454437852">
                <text:p>1.8788045443785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7799064124889">
                <text:p>1.97799064124889</text:p>
              </table:table-cell>
              <table:table-cell office:value-type="float" office:value="0.946475655244446">
                <text:p>0.946475655244446</text:p>
              </table:table-cell>
              <table:table-cell office:value-type="float" office:value="0.975593993424493">
                <text:p>0.975593993424493</text:p>
              </table:table-cell>
              <table:table-cell office:value-type="float" office:value="1.78780984497702">
                <text:p>1.7878098449770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10613058569201">
                <text:p>2.10613058569201</text:p>
              </table:table-cell>
              <table:table-cell office:value-type="float" office:value="1.12756733709031">
                <text:p>1.12756733709031</text:p>
              </table:table-cell>
              <table:table-cell office:value-type="float" office:value="0.970219036765459">
                <text:p>0.970219036765459</text:p>
              </table:table-cell>
              <table:table-cell office:value-type="float" office:value="1.86174071595396">
                <text:p>1.8617407159539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4718235721771">
                <text:p>2.04718235721771</text:p>
              </table:table-cell>
              <table:table-cell office:value-type="float" office:value="0.8939388681592">
                <text:p>0.8939388681592</text:p>
              </table:table-cell>
              <table:table-cell office:value-type="float" office:value="0.983768078039519">
                <text:p>0.983768078039519</text:p>
              </table:table-cell>
              <table:table-cell office:value-type="float" office:value="1.58745114426325">
                <text:p>1.5874511442632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9646111517483">
                <text:p>1.99646111517483</text:p>
              </table:table-cell>
              <table:table-cell office:value-type="float" office:value="0.981548644751493">
                <text:p>0.981548644751493</text:p>
              </table:table-cell>
              <table:table-cell office:value-type="float" office:value="0.966075404718938">
                <text:p>0.966075404718938</text:p>
              </table:table-cell>
              <table:table-cell office:value-type="float" office:value="1.82867312185585">
                <text:p>1.8286731218558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9401713593934">
                <text:p>2.09401713593934</text:p>
              </table:table-cell>
              <table:table-cell office:value-type="float" office:value="1.13119709702933">
                <text:p>1.13119709702933</text:p>
              </table:table-cell>
              <table:table-cell office:value-type="float" office:value="0.968992706320086">
                <text:p>0.968992706320086</text:p>
              </table:table-cell>
              <table:table-cell office:value-type="float" office:value="1.85393480492365">
                <text:p>1.8539348049236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3031918253232">
                <text:p>2.03031918253232</text:p>
              </table:table-cell>
              <table:table-cell office:value-type="float" office:value="1.14598695329129">
                <text:p>1.14598695329129</text:p>
              </table:table-cell>
              <table:table-cell office:value-type="float" office:value="0.978175409163483">
                <text:p>0.978175409163483</text:p>
              </table:table-cell>
              <table:table-cell office:value-type="float" office:value="1.80051051115555">
                <text:p>1.8005105111555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9142647298569">
                <text:p>2.09142647298569</text:p>
              </table:table-cell>
              <table:table-cell office:value-type="float" office:value="1.08684394057501">
                <text:p>1.08684394057501</text:p>
              </table:table-cell>
              <table:table-cell office:value-type="float" office:value="0.97335340975868">
                <text:p>0.97335340975868</text:p>
              </table:table-cell>
              <table:table-cell office:value-type="float" office:value="1.56763695230977">
                <text:p>1.56763695230977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5858699544168">
                <text:p>2.15858699544168</text:p>
              </table:table-cell>
              <table:table-cell office:value-type="float" office:value="1.9007912886788">
                <text:p>1.9007912886788</text:p>
              </table:table-cell>
              <table:table-cell office:value-type="float" office:value="1.01062829612136">
                <text:p>1.01062829612136</text:p>
              </table:table-cell>
              <table:table-cell office:value-type="float" office:value="1.9869668652532">
                <text:p>1.9869668652532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02631565379918">
                <text:p>2.02631565379918</text:p>
              </table:table-cell>
              <table:table-cell office:value-type="float" office:value="1.93572961494159">
                <text:p>1.93572961494159</text:p>
              </table:table-cell>
              <table:table-cell office:value-type="float" office:value="0.933755045619006">
                <text:p>0.933755045619006</text:p>
              </table:table-cell>
              <table:table-cell office:value-type="float" office:value="1.83362353523969">
                <text:p>1.83362353523969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008288065638">
                <text:p>2.1008288065638</text:p>
              </table:table-cell>
              <table:table-cell office:value-type="float" office:value="2.00752416363201">
                <text:p>2.00752416363201</text:p>
              </table:table-cell>
              <table:table-cell office:value-type="float" office:value="0.985084759195914">
                <text:p>0.985084759195914</text:p>
              </table:table-cell>
              <table:table-cell office:value-type="float" office:value="1.96767422333977">
                <text:p>1.96767422333977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1078881468647">
                <text:p>2.11078881468647</text:p>
              </table:table-cell>
              <table:table-cell office:value-type="float" office:value="2.04581805691422">
                <text:p>2.04581805691422</text:p>
              </table:table-cell>
              <table:table-cell office:value-type="float" office:value="0.989801463800187">
                <text:p>0.989801463800187</text:p>
              </table:table-cell>
              <table:table-cell office:value-type="float" office:value="1.94210647285076">
                <text:p>1.94210647285076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0733759711071">
                <text:p>2.10733759711071</text:p>
              </table:table-cell>
              <table:table-cell office:value-type="float" office:value="1.99399726867856">
                <text:p>1.99399726867856</text:p>
              </table:table-cell>
              <table:table-cell office:value-type="float" office:value="0.984795236159849">
                <text:p>0.984795236159849</text:p>
              </table:table-cell>
              <table:table-cell office:value-type="float" office:value="1.94179433129565">
                <text:p>1.94179433129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67cm" svg:height="13.15cm" xlink:href=".." xlink:type="simple" chart:class="chart:bar" chart:style-name="ch1">
        <chart:title svg:x="6.335cm" svg:y="0.399cm" chart:style-name="ch2">
          <text:p>Comparing the performance of concurrency implementations in Java</text:p>
        </chart:title>
        <chart:subtitle svg:x="10.74cm" svg:y="1.441cm" chart:style-name="ch3">
          <text:p>Laptop Results (by range)</text:p>
        </chart:subtitle>
        <chart:legend chart:legend-position="end" svg:x="23.38cm" svg:y="5.477cm" style:legend-expansion="high" chart:style-name="ch4"/>
        <chart:plot-area chart:style-name="ch5" table:cell-range-address="results_4_CORES_LAPTOP_BY_RANGE.F2:results_4_CORES_LAPTOP_BY_RANGE.G72 results_4_CORES_LAPTOP_BY_RANGE.C1:results_4_CORES_LAPTOP_BY_RANGE.E72 results_4_CORES_LAPTOP_BY_RANGE.F1:results_4_CORES_LAPTOP_BY_RANGE.F1" chart:data-source-has-labels="both" svg:x="1.559cm" svg:y="2.65cm" svg:width="20.779cm" svg:height="9.229cm">
          <chartooo:coordinate-region svg:x="2.286cm" svg:y="2.862cm" svg:width="20.052cm" svg:height="7.92cm"/>
          <chart:axis chart:dimension="x" chart:name="primary-x" chart:style-name="ch6" chartooo:axis-type="auto">
            <chartooo:date-scale/>
            <chart:title svg:x="10.793cm" svg:y="12.143cm" chart:style-name="ch7">
              <text:p>Size of data set</text:p>
            </chart:title>
            <chart:categories table:cell-range-address="results_4_CORES_LAPTOP_BY_RANGE.G2:results_4_CORES_LAPTOP_BY_RANGE.G72"/>
          </chart:axis>
          <chart:axis chart:dimension="y" chart:name="primary-y" chart:style-name="ch8">
            <chart:title svg:x="0.451cm" svg:y="11.74cm" chart:style-name="ch9">
              <text:p>Performance ( baseline total time / implementation total time)</text:p>
            </chart:title>
            <chart:grid chart:style-name="ch10" chart:class="major"/>
          </chart:axis>
          <chart:series chart:style-name="ch11" chart:values-cell-range-address="results_4_CORES_LAPTOP_BY_RANGE.C2:results_4_CORES_LAPTOP_BY_RANGE.C72" chart:label-cell-address="results_4_CORES_LAPTOP_BY_RANGE.C1:results_4_CORES_LAPTOP_BY_RANGE.C1" chart:class="chart:bar">
            <chart:data-point chart:repeated="71"/>
          </chart:series>
          <chart:series chart:style-name="ch12" chart:values-cell-range-address="results_4_CORES_LAPTOP_BY_RANGE.D2:results_4_CORES_LAPTOP_BY_RANGE.D72" chart:label-cell-address="results_4_CORES_LAPTOP_BY_RANGE.D1:results_4_CORES_LAPTOP_BY_RANGE.D1" chart:class="chart:bar">
            <chart:data-point chart:repeated="71"/>
          </chart:series>
          <chart:series chart:style-name="ch13" chart:values-cell-range-address="results_4_CORES_LAPTOP_BY_RANGE.E2:results_4_CORES_LAPTOP_BY_RANGE.E72" chart:label-cell-address="results_4_CORES_LAPTOP_BY_RANGE.E1:results_4_CORES_LAPTOP_BY_RANGE.E1" chart:class="chart:bar">
            <chart:data-point chart:repeated="71"/>
          </chart:series>
          <chart:series chart:style-name="ch14" chart:values-cell-range-address="results_4_CORES_LAPTOP_BY_RANGE.F2:results_4_CORES_LAPTOP_BY_RANGE.F72" chart:label-cell-address="results_4_CORES_LAPTOP_BY_RANGE.F1:results_4_CORES_LAPTOP_BY_RANGE.F1" chart:class="chart:bar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C/MT ratio</text:p>
                <draw:g>
                  <svg:desc>results_4_CORES_LAPTOP_BY_RANGE.C1:results_4_CORES_LAPTOP_BY_RANGE.C1</svg:desc>
                </draw:g>
              </table:table-cell>
              <table:table-cell office:value-type="string">
                <text:p> NC/TP ratio</text:p>
                <draw:g>
                  <svg:desc>results_4_CORES_LAPTOP_BY_RANGE.D1:results_4_CORES_LAPTOP_BY_RANGE.D1</svg:desc>
                </draw:g>
              </table:table-cell>
              <table:table-cell office:value-type="string">
                <text:p> NC/SS ratio</text:p>
                <draw:g>
                  <svg:desc>results_4_CORES_LAPTOP_BY_RANGE.E1:results_4_CORES_LAPTOP_BY_RANGE.E1</svg:desc>
                </draw:g>
              </table:table-cell>
              <table:table-cell office:value-type="string">
                <text:p> NC/PS ratio</text:p>
                <draw:g>
                  <svg:desc>results_4_CORES_LAPTOP_BY_RANGE.F1:results_4_CORES_LAPTOP_BY_RANGE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esults_4_CORES_LAPTOP_BY_RANGE.G2:results_4_CORES_LAPTOP_BY_RANGE.G72</svg:desc>
                </draw:g>
              </table:table-cell>
              <table:table-cell office:value-type="float" office:value="1.82241553162931">
                <text:p>1.82241553162931</text:p>
                <draw:g>
                  <svg:desc>results_4_CORES_LAPTOP_BY_RANGE.C2:results_4_CORES_LAPTOP_BY_RANGE.C72</svg:desc>
                </draw:g>
              </table:table-cell>
              <table:table-cell office:value-type="float" office:value="0.174783803276192">
                <text:p>0.174783803276192</text:p>
                <draw:g>
                  <svg:desc>results_4_CORES_LAPTOP_BY_RANGE.D2:results_4_CORES_LAPTOP_BY_RANGE.D72</svg:desc>
                </draw:g>
              </table:table-cell>
              <table:table-cell office:value-type="float" office:value="0.021748568755773">
                <text:p>0.021748568755773</text:p>
                <draw:g>
                  <svg:desc>results_4_CORES_LAPTOP_BY_RANGE.E2:results_4_CORES_LAPTOP_BY_RANGE.E72</svg:desc>
                </draw:g>
              </table:table-cell>
              <table:table-cell office:value-type="float" office:value="0.186085700310748">
                <text:p>0.186085700310748</text:p>
                <draw:g>
                  <svg:desc>results_4_CORES_LAPTOP_BY_RANGE.F2:results_4_CORES_LAPTOP_BY_RANGE.F7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1616838894586">
                <text:p>0.161616838894586</text:p>
              </table:table-cell>
              <table:table-cell office:value-type="float" office:value="0.0242895260767265">
                <text:p>0.0242895260767265</text:p>
              </table:table-cell>
              <table:table-cell office:value-type="float" office:value="0.253046546286919">
                <text:p>0.253046546286919</text:p>
              </table:table-cell>
              <table:table-cell office:value-type="float" office:value="0.119190818363661">
                <text:p>0.11919081836366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80117909278771">
                <text:p>0.0480117909278771</text:p>
              </table:table-cell>
              <table:table-cell office:value-type="float" office:value="0.0452404399906512">
                <text:p>0.0452404399906512</text:p>
              </table:table-cell>
              <table:table-cell office:value-type="float" office:value="0.325850436138328">
                <text:p>0.325850436138328</text:p>
              </table:table-cell>
              <table:table-cell office:value-type="float" office:value="0.0905952021733058">
                <text:p>0.09059520217330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03661600982838">
                <text:p>0.403661600982838</text:p>
              </table:table-cell>
              <table:table-cell office:value-type="float" office:value="0.0659359290706229">
                <text:p>0.0659359290706229</text:p>
              </table:table-cell>
              <table:table-cell office:value-type="float" office:value="0.582434319076025">
                <text:p>0.582434319076025</text:p>
              </table:table-cell>
              <table:table-cell office:value-type="float" office:value="0.154057565404805">
                <text:p>0.154057565404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84183220697658">
                <text:p>0.284183220697658</text:p>
              </table:table-cell>
              <table:table-cell office:value-type="float" office:value="0.0670316399645761">
                <text:p>0.0670316399645761</text:p>
              </table:table-cell>
              <table:table-cell office:value-type="float" office:value="0.552081012550792">
                <text:p>0.552081012550792</text:p>
              </table:table-cell>
              <table:table-cell office:value-type="float" office:value="0.159012571274912">
                <text:p>0.1590125712749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8423308492338">
                <text:p>1.8423308492338</text:p>
              </table:table-cell>
              <table:table-cell office:value-type="float" office:value="0.160027262790851">
                <text:p>0.160027262790851</text:p>
              </table:table-cell>
              <table:table-cell office:value-type="float" office:value="0.0199749011601578">
                <text:p>0.0199749011601578</text:p>
              </table:table-cell>
              <table:table-cell office:value-type="float" office:value="0.159624161869118">
                <text:p>0.159624161869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369388851148">
                <text:p>0.177369388851148</text:p>
              </table:table-cell>
              <table:table-cell office:value-type="float" office:value="0.0316420135942197">
                <text:p>0.0316420135942197</text:p>
              </table:table-cell>
              <table:table-cell office:value-type="float" office:value="0.31033034322465">
                <text:p>0.31033034322465</text:p>
              </table:table-cell>
              <table:table-cell office:value-type="float" office:value="0.0984132591189992">
                <text:p>0.09841325911899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23544988947551">
                <text:p>0.0123544988947551</text:p>
              </table:table-cell>
              <table:table-cell office:value-type="float" office:value="0.0307122996821615">
                <text:p>0.0307122996821615</text:p>
              </table:table-cell>
              <table:table-cell office:value-type="float" office:value="0.276183797386526">
                <text:p>0.276183797386526</text:p>
              </table:table-cell>
              <table:table-cell office:value-type="float" office:value="0.100820142748031">
                <text:p>0.1008201427480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73908544117339">
                <text:p>0.0773908544117339</text:p>
              </table:table-cell>
              <table:table-cell office:value-type="float" office:value="0.0669947611553939">
                <text:p>0.0669947611553939</text:p>
              </table:table-cell>
              <table:table-cell office:value-type="float" office:value="0.391656298341371">
                <text:p>0.391656298341371</text:p>
              </table:table-cell>
              <table:table-cell office:value-type="float" office:value="0.164510316783163">
                <text:p>0.1645103167831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3584745120924">
                <text:p>0.203584745120924</text:p>
              </table:table-cell>
              <table:table-cell office:value-type="float" office:value="0.0367251195060084">
                <text:p>0.0367251195060084</text:p>
              </table:table-cell>
              <table:table-cell office:value-type="float" office:value="0.495857949644386">
                <text:p>0.495857949644386</text:p>
              </table:table-cell>
              <table:table-cell office:value-type="float" office:value="0.142568799611918">
                <text:p>0.1425687996119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3492812761304">
                <text:p>0.23492812761304</text:p>
              </table:table-cell>
              <table:table-cell office:value-type="float" office:value="0.100118397742316">
                <text:p>0.100118397742316</text:p>
              </table:table-cell>
              <table:table-cell office:value-type="float" office:value="0.729529159046707">
                <text:p>0.729529159046707</text:p>
              </table:table-cell>
              <table:table-cell office:value-type="float" office:value="0.448235393786981">
                <text:p>0.4482353937869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70385742419451">
                <text:p>0.570385742419451</text:p>
              </table:table-cell>
              <table:table-cell office:value-type="float" office:value="0.151337512201449">
                <text:p>0.151337512201449</text:p>
              </table:table-cell>
              <table:table-cell office:value-type="float" office:value="0.98466994505098">
                <text:p>0.98466994505098</text:p>
              </table:table-cell>
              <table:table-cell office:value-type="float" office:value="0.634057303009025">
                <text:p>0.6340573030090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19487331629187">
                <text:p>0.319487331629187</text:p>
              </table:table-cell>
              <table:table-cell office:value-type="float" office:value="0.245908220435345">
                <text:p>0.245908220435345</text:p>
              </table:table-cell>
              <table:table-cell office:value-type="float" office:value="0.625115128049217">
                <text:p>0.625115128049217</text:p>
              </table:table-cell>
              <table:table-cell office:value-type="float" office:value="0.471049947400294">
                <text:p>0.47104994740029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3768837339978">
                <text:p>1.13768837339978</text:p>
              </table:table-cell>
              <table:table-cell office:value-type="float" office:value="0.189088367782126">
                <text:p>0.189088367782126</text:p>
              </table:table-cell>
              <table:table-cell office:value-type="float" office:value="0.807839339529805">
                <text:p>0.807839339529805</text:p>
              </table:table-cell>
              <table:table-cell office:value-type="float" office:value="0.746968622067119">
                <text:p>0.7469686220671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50581139222543">
                <text:p>0.950581139222543</text:p>
              </table:table-cell>
              <table:table-cell office:value-type="float" office:value="0.177498381804678">
                <text:p>0.177498381804678</text:p>
              </table:table-cell>
              <table:table-cell office:value-type="float" office:value="0.822928317855993">
                <text:p>0.822928317855993</text:p>
              </table:table-cell>
              <table:table-cell office:value-type="float" office:value="0.843591044473227">
                <text:p>0.84359104447322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09015271367447">
                <text:p>0.509015271367447</text:p>
              </table:table-cell>
              <table:table-cell office:value-type="float" office:value="0.098484671989334">
                <text:p>0.098484671989334</text:p>
              </table:table-cell>
              <table:table-cell office:value-type="float" office:value="0.45066400742926">
                <text:p>0.45066400742926</text:p>
              </table:table-cell>
              <table:table-cell office:value-type="float" office:value="0.313595907677656">
                <text:p>0.3135959076776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78315000652151">
                <text:p>0.978315000652151</text:p>
              </table:table-cell>
              <table:table-cell office:value-type="float" office:value="0.185763271297793">
                <text:p>0.185763271297793</text:p>
              </table:table-cell>
              <table:table-cell office:value-type="float" office:value="0.553286727355027">
                <text:p>0.553286727355027</text:p>
              </table:table-cell>
              <table:table-cell office:value-type="float" office:value="0.381318430487091">
                <text:p>0.38131843048709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78352671051731">
                <text:p>0.278352671051731</text:p>
              </table:table-cell>
              <table:table-cell office:value-type="float" office:value="0.259175352292182">
                <text:p>0.259175352292182</text:p>
              </table:table-cell>
              <table:table-cell office:value-type="float" office:value="0.579025524191876">
                <text:p>0.579025524191876</text:p>
              </table:table-cell>
              <table:table-cell office:value-type="float" office:value="0.387977222657462">
                <text:p>0.3879772226574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5837293898797">
                <text:p>1.15837293898797</text:p>
              </table:table-cell>
              <table:table-cell office:value-type="float" office:value="0.159446670674097">
                <text:p>0.159446670674097</text:p>
              </table:table-cell>
              <table:table-cell office:value-type="float" office:value="0.830768952345835">
                <text:p>0.830768952345835</text:p>
              </table:table-cell>
              <table:table-cell office:value-type="float" office:value="0.881910015357257">
                <text:p>0.88191001535725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43911500354134">
                <text:p>0.943911500354134</text:p>
              </table:table-cell>
              <table:table-cell office:value-type="float" office:value="0.143231888289659">
                <text:p>0.143231888289659</text:p>
              </table:table-cell>
              <table:table-cell office:value-type="float" office:value="0.855080441482602">
                <text:p>0.855080441482602</text:p>
              </table:table-cell>
              <table:table-cell office:value-type="float" office:value="0.874236672518516">
                <text:p>0.8742366725185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7116060416142">
                <text:p>1.77116060416142</text:p>
              </table:table-cell>
              <table:table-cell office:value-type="float" office:value="0.385661467894737">
                <text:p>0.385661467894737</text:p>
              </table:table-cell>
              <table:table-cell office:value-type="float" office:value="0.946951505230862">
                <text:p>0.946951505230862</text:p>
              </table:table-cell>
              <table:table-cell office:value-type="float" office:value="1.00194754669406">
                <text:p>1.001947546694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7975005144777">
                <text:p>1.47975005144777</text:p>
              </table:table-cell>
              <table:table-cell office:value-type="float" office:value="0.428212202532446">
                <text:p>0.428212202532446</text:p>
              </table:table-cell>
              <table:table-cell office:value-type="float" office:value="0.909442749521406">
                <text:p>0.909442749521406</text:p>
              </table:table-cell>
              <table:table-cell office:value-type="float" office:value="0.89846191213089">
                <text:p>0.8984619121308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28356386865691">
                <text:p>1.28356386865691</text:p>
              </table:table-cell>
              <table:table-cell office:value-type="float" office:value="0.404342674996958">
                <text:p>0.404342674996958</text:p>
              </table:table-cell>
              <table:table-cell office:value-type="float" office:value="0.975244854315305">
                <text:p>0.975244854315305</text:p>
              </table:table-cell>
              <table:table-cell office:value-type="float" office:value="1.58072377120093">
                <text:p>1.5807237712009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0518994130578">
                <text:p>1.70518994130578</text:p>
              </table:table-cell>
              <table:table-cell office:value-type="float" office:value="0.389480978849644">
                <text:p>0.389480978849644</text:p>
              </table:table-cell>
              <table:table-cell office:value-type="float" office:value="0.972299909174482">
                <text:p>0.972299909174482</text:p>
              </table:table-cell>
              <table:table-cell office:value-type="float" office:value="1.64552861029694">
                <text:p>1.6455286102969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97632310619843">
                <text:p>1.97632310619843</text:p>
              </table:table-cell>
              <table:table-cell office:value-type="float" office:value="0.459602292905399">
                <text:p>0.459602292905399</text:p>
              </table:table-cell>
              <table:table-cell office:value-type="float" office:value="0.95933216732511">
                <text:p>0.95933216732511</text:p>
              </table:table-cell>
              <table:table-cell office:value-type="float" office:value="1.62001751633647">
                <text:p>1.6200175163364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59539378358555">
                <text:p>1.59539378358555</text:p>
              </table:table-cell>
              <table:table-cell office:value-type="float" office:value="0.513201657003972">
                <text:p>0.513201657003972</text:p>
              </table:table-cell>
              <table:table-cell office:value-type="float" office:value="0.873398781673271">
                <text:p>0.873398781673271</text:p>
              </table:table-cell>
              <table:table-cell office:value-type="float" office:value="1.06975607650379">
                <text:p>1.069756076503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66498635615784">
                <text:p>1.66498635615784</text:p>
              </table:table-cell>
              <table:table-cell office:value-type="float" office:value="0.345129971237231">
                <text:p>0.345129971237231</text:p>
              </table:table-cell>
              <table:table-cell office:value-type="float" office:value="0.877392169712219">
                <text:p>0.877392169712219</text:p>
              </table:table-cell>
              <table:table-cell office:value-type="float" office:value="0.928963123857716">
                <text:p>0.9289631238577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6721753903801">
                <text:p>1.46721753903801</text:p>
              </table:table-cell>
              <table:table-cell office:value-type="float" office:value="0.503762510024661">
                <text:p>0.503762510024661</text:p>
              </table:table-cell>
              <table:table-cell office:value-type="float" office:value="1.0033078285656">
                <text:p>1.0033078285656</text:p>
              </table:table-cell>
              <table:table-cell office:value-type="float" office:value="1.64624986819924">
                <text:p>1.646249868199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88049799573567">
                <text:p>1.88049799573567</text:p>
              </table:table-cell>
              <table:table-cell office:value-type="float" office:value="0.388335239690326">
                <text:p>0.388335239690326</text:p>
              </table:table-cell>
              <table:table-cell office:value-type="float" office:value="0.964506041519978">
                <text:p>0.964506041519978</text:p>
              </table:table-cell>
              <table:table-cell office:value-type="float" office:value="1.56557895248748">
                <text:p>1.565578952487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99517191540761">
                <text:p>1.99517191540761</text:p>
              </table:table-cell>
              <table:table-cell office:value-type="float" office:value="0.455272180026769">
                <text:p>0.455272180026769</text:p>
              </table:table-cell>
              <table:table-cell office:value-type="float" office:value="0.975070726592183">
                <text:p>0.975070726592183</text:p>
              </table:table-cell>
              <table:table-cell office:value-type="float" office:value="1.52978678833236">
                <text:p>1.5297867883323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8935762204202">
                <text:p>2.08935762204202</text:p>
              </table:table-cell>
              <table:table-cell office:value-type="float" office:value="0.791744078562761">
                <text:p>0.791744078562761</text:p>
              </table:table-cell>
              <table:table-cell office:value-type="float" office:value="0.963785758218431">
                <text:p>0.963785758218431</text:p>
              </table:table-cell>
              <table:table-cell office:value-type="float" office:value="1.79610160133083">
                <text:p>1.796101601330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98880674356452">
                <text:p>1.98880674356452</text:p>
              </table:table-cell>
              <table:table-cell office:value-type="float" office:value="0.482402105726846">
                <text:p>0.482402105726846</text:p>
              </table:table-cell>
              <table:table-cell office:value-type="float" office:value="0.883167699041387">
                <text:p>0.883167699041387</text:p>
              </table:table-cell>
              <table:table-cell office:value-type="float" office:value="1.75536202897827">
                <text:p>1.7553620289782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5081610510925">
                <text:p>2.05081610510925</text:p>
              </table:table-cell>
              <table:table-cell office:value-type="float" office:value="0.741354331631885">
                <text:p>0.741354331631885</text:p>
              </table:table-cell>
              <table:table-cell office:value-type="float" office:value="0.981150037868325">
                <text:p>0.981150037868325</text:p>
              </table:table-cell>
              <table:table-cell office:value-type="float" office:value="1.78510564171677">
                <text:p>1.785105641716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8166136268715">
                <text:p>2.08166136268715</text:p>
              </table:table-cell>
              <table:table-cell office:value-type="float" office:value="0.960609992700547">
                <text:p>0.960609992700547</text:p>
              </table:table-cell>
              <table:table-cell office:value-type="float" office:value="0.959895347111384">
                <text:p>0.959895347111384</text:p>
              </table:table-cell>
              <table:table-cell office:value-type="float" office:value="1.79561673573149">
                <text:p>1.795616735731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89839708661861">
                <text:p>1.89839708661861</text:p>
              </table:table-cell>
              <table:table-cell office:value-type="float" office:value="0.901628952118823">
                <text:p>0.901628952118823</text:p>
              </table:table-cell>
              <table:table-cell office:value-type="float" office:value="0.969452616220958">
                <text:p>0.969452616220958</text:p>
              </table:table-cell>
              <table:table-cell office:value-type="float" office:value="1.72740100458955">
                <text:p>1.7274010045895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9032314038724">
                <text:p>2.09032314038724</text:p>
              </table:table-cell>
              <table:table-cell office:value-type="float" office:value="0.85177659521601">
                <text:p>0.85177659521601</text:p>
              </table:table-cell>
              <table:table-cell office:value-type="float" office:value="0.971019988025027">
                <text:p>0.971019988025027</text:p>
              </table:table-cell>
              <table:table-cell office:value-type="float" office:value="1.86514978282731">
                <text:p>1.865149782827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4691069103019">
                <text:p>2.04691069103019</text:p>
              </table:table-cell>
              <table:table-cell office:value-type="float" office:value="0.463840127753063">
                <text:p>0.463840127753063</text:p>
              </table:table-cell>
              <table:table-cell office:value-type="float" office:value="0.95644356093695">
                <text:p>0.95644356093695</text:p>
              </table:table-cell>
              <table:table-cell office:value-type="float" office:value="1.86819681626523">
                <text:p>1.868196816265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7705598723334">
                <text:p>2.07705598723334</text:p>
              </table:table-cell>
              <table:table-cell office:value-type="float" office:value="0.720316126576883">
                <text:p>0.720316126576883</text:p>
              </table:table-cell>
              <table:table-cell office:value-type="float" office:value="0.967484724810867">
                <text:p>0.967484724810867</text:p>
              </table:table-cell>
              <table:table-cell office:value-type="float" office:value="1.69693436165497">
                <text:p>1.6969343616549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4010879402963">
                <text:p>2.04010879402963</text:p>
              </table:table-cell>
              <table:table-cell office:value-type="float" office:value="0.841348666618071">
                <text:p>0.841348666618071</text:p>
              </table:table-cell>
              <table:table-cell office:value-type="float" office:value="0.968571072600488">
                <text:p>0.968571072600488</text:p>
              </table:table-cell>
              <table:table-cell office:value-type="float" office:value="1.90489691145688">
                <text:p>1.9048969114568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7464499902834">
                <text:p>2.07464499902834</text:p>
              </table:table-cell>
              <table:table-cell office:value-type="float" office:value="0.78870246765913">
                <text:p>0.78870246765913</text:p>
              </table:table-cell>
              <table:table-cell office:value-type="float" office:value="0.947120161446949">
                <text:p>0.947120161446949</text:p>
              </table:table-cell>
              <table:table-cell office:value-type="float" office:value="1.73248657820202">
                <text:p>1.73248657820202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15858699544168">
                <text:p>2.15858699544168</text:p>
              </table:table-cell>
              <table:table-cell office:value-type="float" office:value="1.9007912886788">
                <text:p>1.9007912886788</text:p>
              </table:table-cell>
              <table:table-cell office:value-type="float" office:value="1.01062829612136">
                <text:p>1.01062829612136</text:p>
              </table:table-cell>
              <table:table-cell office:value-type="float" office:value="1.9869668652532">
                <text:p>1.9869668652532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02631565379918">
                <text:p>2.02631565379918</text:p>
              </table:table-cell>
              <table:table-cell office:value-type="float" office:value="1.93572961494159">
                <text:p>1.93572961494159</text:p>
              </table:table-cell>
              <table:table-cell office:value-type="float" office:value="0.933755045619006">
                <text:p>0.933755045619006</text:p>
              </table:table-cell>
              <table:table-cell office:value-type="float" office:value="1.83362353523969">
                <text:p>1.83362353523969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1008288065638">
                <text:p>2.1008288065638</text:p>
              </table:table-cell>
              <table:table-cell office:value-type="float" office:value="2.00752416363201">
                <text:p>2.00752416363201</text:p>
              </table:table-cell>
              <table:table-cell office:value-type="float" office:value="0.985084759195914">
                <text:p>0.985084759195914</text:p>
              </table:table-cell>
              <table:table-cell office:value-type="float" office:value="1.96767422333977">
                <text:p>1.96767422333977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11078881468647">
                <text:p>2.11078881468647</text:p>
              </table:table-cell>
              <table:table-cell office:value-type="float" office:value="2.04581805691422">
                <text:p>2.04581805691422</text:p>
              </table:table-cell>
              <table:table-cell office:value-type="float" office:value="0.989801463800187">
                <text:p>0.989801463800187</text:p>
              </table:table-cell>
              <table:table-cell office:value-type="float" office:value="1.94210647285076">
                <text:p>1.94210647285076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10733759711071">
                <text:p>2.10733759711071</text:p>
              </table:table-cell>
              <table:table-cell office:value-type="float" office:value="1.99399726867856">
                <text:p>1.99399726867856</text:p>
              </table:table-cell>
              <table:table-cell office:value-type="float" office:value="0.984795236159849">
                <text:p>0.984795236159849</text:p>
              </table:table-cell>
              <table:table-cell office:value-type="float" office:value="1.94179433129565">
                <text:p>1.9417943312956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12650674470766">
                <text:p>2.12650674470766</text:p>
              </table:table-cell>
              <table:table-cell office:value-type="float" office:value="0.952776447464729">
                <text:p>0.952776447464729</text:p>
              </table:table-cell>
              <table:table-cell office:value-type="float" office:value="0.981561749847973">
                <text:p>0.981561749847973</text:p>
              </table:table-cell>
              <table:table-cell office:value-type="float" office:value="1.29564038061333">
                <text:p>1.29564038061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98372757425894">
                <text:p>1.98372757425894</text:p>
              </table:table-cell>
              <table:table-cell office:value-type="float" office:value="0.936264658393193">
                <text:p>0.936264658393193</text:p>
              </table:table-cell>
              <table:table-cell office:value-type="float" office:value="0.951409062189206">
                <text:p>0.951409062189206</text:p>
              </table:table-cell>
              <table:table-cell office:value-type="float" office:value="1.87847258691709">
                <text:p>1.8784725869170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6076169760059">
                <text:p>2.06076169760059</text:p>
              </table:table-cell>
              <table:table-cell office:value-type="float" office:value="1.3847110708781">
                <text:p>1.3847110708781</text:p>
              </table:table-cell>
              <table:table-cell office:value-type="float" office:value="0.979501646928732">
                <text:p>0.979501646928732</text:p>
              </table:table-cell>
              <table:table-cell office:value-type="float" office:value="1.83399461840269">
                <text:p>1.8339946184026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97115436499568">
                <text:p>1.97115436499568</text:p>
              </table:table-cell>
              <table:table-cell office:value-type="float" office:value="1.37110004018091">
                <text:p>1.37110004018091</text:p>
              </table:table-cell>
              <table:table-cell office:value-type="float" office:value="0.954518666942894">
                <text:p>0.954518666942894</text:p>
              </table:table-cell>
              <table:table-cell office:value-type="float" office:value="1.83605654712036">
                <text:p>1.8360565471203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12005475887599">
                <text:p>2.12005475887599</text:p>
              </table:table-cell>
              <table:table-cell office:value-type="float" office:value="1.32048034286593">
                <text:p>1.32048034286593</text:p>
              </table:table-cell>
              <table:table-cell office:value-type="float" office:value="0.984174718944596">
                <text:p>0.984174718944596</text:p>
              </table:table-cell>
              <table:table-cell office:value-type="float" office:value="1.85759464720515">
                <text:p>1.8575946472051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8464558167521">
                <text:p>1.98464558167521</text:p>
              </table:table-cell>
              <table:table-cell office:value-type="float" office:value="0.896206525862446">
                <text:p>0.896206525862446</text:p>
              </table:table-cell>
              <table:table-cell office:value-type="float" office:value="0.977812770937341">
                <text:p>0.977812770937341</text:p>
              </table:table-cell>
              <table:table-cell office:value-type="float" office:value="1.64546336223401">
                <text:p>1.6454633622340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0450351780901">
                <text:p>1.90450351780901</text:p>
              </table:table-cell>
              <table:table-cell office:value-type="float" office:value="0.886975957982923">
                <text:p>0.886975957982923</text:p>
              </table:table-cell>
              <table:table-cell office:value-type="float" office:value="0.959679234132094">
                <text:p>0.959679234132094</text:p>
              </table:table-cell>
              <table:table-cell office:value-type="float" office:value="1.84444990458318">
                <text:p>1.8444499045831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3264056156139">
                <text:p>2.03264056156139</text:p>
              </table:table-cell>
              <table:table-cell office:value-type="float" office:value="1.05033448013085">
                <text:p>1.05033448013085</text:p>
              </table:table-cell>
              <table:table-cell office:value-type="float" office:value="0.975789427188044">
                <text:p>0.975789427188044</text:p>
              </table:table-cell>
              <table:table-cell office:value-type="float" office:value="1.87880454437852">
                <text:p>1.8788045443785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7799064124889">
                <text:p>1.97799064124889</text:p>
              </table:table-cell>
              <table:table-cell office:value-type="float" office:value="0.946475655244446">
                <text:p>0.946475655244446</text:p>
              </table:table-cell>
              <table:table-cell office:value-type="float" office:value="0.975593993424493">
                <text:p>0.975593993424493</text:p>
              </table:table-cell>
              <table:table-cell office:value-type="float" office:value="1.78780984497702">
                <text:p>1.7878098449770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10613058569201">
                <text:p>2.10613058569201</text:p>
              </table:table-cell>
              <table:table-cell office:value-type="float" office:value="1.12756733709031">
                <text:p>1.12756733709031</text:p>
              </table:table-cell>
              <table:table-cell office:value-type="float" office:value="0.970219036765459">
                <text:p>0.970219036765459</text:p>
              </table:table-cell>
              <table:table-cell office:value-type="float" office:value="1.86174071595396">
                <text:p>1.8617407159539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4718235721771">
                <text:p>2.04718235721771</text:p>
              </table:table-cell>
              <table:table-cell office:value-type="float" office:value="0.8939388681592">
                <text:p>0.8939388681592</text:p>
              </table:table-cell>
              <table:table-cell office:value-type="float" office:value="0.983768078039519">
                <text:p>0.983768078039519</text:p>
              </table:table-cell>
              <table:table-cell office:value-type="float" office:value="1.58745114426325">
                <text:p>1.587451144263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9646111517483">
                <text:p>1.99646111517483</text:p>
              </table:table-cell>
              <table:table-cell office:value-type="float" office:value="0.981548644751493">
                <text:p>0.981548644751493</text:p>
              </table:table-cell>
              <table:table-cell office:value-type="float" office:value="0.966075404718938">
                <text:p>0.966075404718938</text:p>
              </table:table-cell>
              <table:table-cell office:value-type="float" office:value="1.82867312185585">
                <text:p>1.828673121855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9401713593934">
                <text:p>2.09401713593934</text:p>
              </table:table-cell>
              <table:table-cell office:value-type="float" office:value="1.13119709702933">
                <text:p>1.13119709702933</text:p>
              </table:table-cell>
              <table:table-cell office:value-type="float" office:value="0.968992706320086">
                <text:p>0.968992706320086</text:p>
              </table:table-cell>
              <table:table-cell office:value-type="float" office:value="1.85393480492365">
                <text:p>1.8539348049236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3031918253232">
                <text:p>2.03031918253232</text:p>
              </table:table-cell>
              <table:table-cell office:value-type="float" office:value="1.14598695329129">
                <text:p>1.14598695329129</text:p>
              </table:table-cell>
              <table:table-cell office:value-type="float" office:value="0.978175409163483">
                <text:p>0.978175409163483</text:p>
              </table:table-cell>
              <table:table-cell office:value-type="float" office:value="1.80051051115555">
                <text:p>1.8005105111555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9142647298569">
                <text:p>2.09142647298569</text:p>
              </table:table-cell>
              <table:table-cell office:value-type="float" office:value="1.08684394057501">
                <text:p>1.08684394057501</text:p>
              </table:table-cell>
              <table:table-cell office:value-type="float" office:value="0.97335340975868">
                <text:p>0.97335340975868</text:p>
              </table:table-cell>
              <table:table-cell office:value-type="float" office:value="1.56763695230977">
                <text:p>1.5676369523097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06967022663949">
                <text:p>2.06967022663949</text:p>
              </table:table-cell>
              <table:table-cell office:value-type="float" office:value="0.736040105957367">
                <text:p>0.736040105957367</text:p>
              </table:table-cell>
              <table:table-cell office:value-type="float" office:value="0.970988021947608">
                <text:p>0.970988021947608</text:p>
              </table:table-cell>
              <table:table-cell office:value-type="float" office:value="1.22231773041796">
                <text:p>1.2223177304179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86670210175574">
                <text:p>1.86670210175574</text:p>
              </table:table-cell>
              <table:table-cell office:value-type="float" office:value="0.782743562787686">
                <text:p>0.782743562787686</text:p>
              </table:table-cell>
              <table:table-cell office:value-type="float" office:value="0.932494559603574">
                <text:p>0.932494559603574</text:p>
              </table:table-cell>
              <table:table-cell office:value-type="float" office:value="1.72841853424664">
                <text:p>1.72841853424664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91468084750181">
                <text:p>1.91468084750181</text:p>
              </table:table-cell>
              <table:table-cell office:value-type="float" office:value="0.755840154212">
                <text:p>0.755840154212</text:p>
              </table:table-cell>
              <table:table-cell office:value-type="float" office:value="0.96023251108982">
                <text:p>0.96023251108982</text:p>
              </table:table-cell>
              <table:table-cell office:value-type="float" office:value="1.5151194661461">
                <text:p>1.5151194661461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01596769835183">
                <text:p>2.01596769835183</text:p>
              </table:table-cell>
              <table:table-cell office:value-type="float" office:value="1.08084430800668">
                <text:p>1.08084430800668</text:p>
              </table:table-cell>
              <table:table-cell office:value-type="float" office:value="1.03795649956854">
                <text:p>1.03795649956854</text:p>
              </table:table-cell>
              <table:table-cell office:value-type="float" office:value="2.02719605515949">
                <text:p>2.0271960551594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93975733026938">
                <text:p>1.93975733026938</text:p>
              </table:table-cell>
              <table:table-cell office:value-type="float" office:value="0.880806754231057">
                <text:p>0.880806754231057</text:p>
              </table:table-cell>
              <table:table-cell office:value-type="float" office:value="0.967207956694262">
                <text:p>0.967207956694262</text:p>
              </table:table-cell>
              <table:table-cell office:value-type="float" office:value="1.78720052240812">
                <text:p>1.78720052240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